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07mm" svg:height="90.05mm" svg:x="260mm" svg:y="27.62mm">
            <loext:p draw:notify-on-update-of-ranges="Hoja1.A8:Hoja1.A95 Hoja1.C7:Hoja1.C7 Hoja1.C8:Hoja1.C95 Hoja1.A8:Hoja1.A95 Hoja1.G7:Hoja1.G7 Hoja1.G8:Hoja1.G95 Hoja1.A8:Hoja1.A95 Hoja1.E7:Hoja1.E7 Hoja1.E8:Hoja1.E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Archivo de informacion sobre la compresion – ERR161541 (fastq3)</text:p>
          </table:table-cell>
          <table:covered-table-cell table:number-columns-repeated="4" table:style-name="ce2"/>
          <table:covered-table-cell table:style-name="ce3"/>
          <table:table-cell table:style-name="ce3"/>
        </table:table-row>
        <table:table-row table:style-name="ro1">
          <table:covered-table-cell table:number-columns-repeated="5" table:style-name="ce2"/>
          <table:covered-table-cell table:style-name="ce3"/>
          <table:table-cell table:style-name="ce3"/>
        </table:table-row>
        <table:table-row table:style-name="ro1">
          <table:table-cell table:style-name="ce3" table:number-columns-repeated="7"/>
        </table:table-row>
        <table:table-row table:style-name="ro1">
          <table:table-cell table:style-name="ce4" office:value-type="string" calcext:value-type="string">
            <text:p>Archivo objetivo: tests/fastq3</text:p>
          </table:table-cell>
          <table:table-cell table:style-name="ce3" table:number-columns-repeated="6"/>
        </table:table-row>
        <table:table-row table:style-name="ro1">
          <table:table-cell table:style-name="ce5"/>
          <table:table-cell table:style-name="ce3" table:number-columns-repeated="6"/>
        </table:table-row>
        <table:table-row table:style-name="ro1">
          <table:table-cell table:style-name="ce3" table:number-columns-repeated="7"/>
        </table:table-row>
        <table:table-row table:style-name="ro1">
          <table:table-cell table:style-name="ce6" office:value-type="string" calcext:value-type="string">
            <text:p>Bytes Leidos </text:p>
          </table:table-cell>
          <table:table-cell table:style-name="ce6" office:value-type="string" calcext:value-type="string">
            <text:p>Bytes Escritos K = 0</text:p>
          </table:table-cell>
          <table:table-cell table:style-name="ce6" office:value-type="string" calcext:value-type="string">
            <text:p>Tasa K = 0</text:p>
          </table:table-cell>
          <table:table-cell table:style-name="ce6" office:value-type="string" calcext:value-type="string">
            <text:p>Bytes Escritos K = 1</text:p>
          </table:table-cell>
          <table:table-cell table:style-name="ce6" office:value-type="string" calcext:value-type="string">
            <text:p>Tasa K = 1</text:p>
          </table:table-cell>
          <table:table-cell table:style-name="ce6" office:value-type="string" calcext:value-type="string">
            <text:p>Bytes Escritos K = 2</text:p>
          </table:table-cell>
          <table:table-cell table:style-name="ce6" office:value-type="string" calcext:value-type="string">
            <text:p>Tasa K = 2</text:p>
          </table:table-cell>
        </table:table-row>
        <table:table-row table:style-name="ro1">
          <table:table-cell office:value-type="float" office:value="10485760" calcext:value-type="float">
            <text:p>10485760</text:p>
          </table:table-cell>
          <table:table-cell office:value-type="float" office:value="6084662" calcext:value-type="float">
            <text:p>6084662</text:p>
          </table:table-cell>
          <table:table-cell table:formula="of:=([.B8]/[.A8])" office:value-type="float" office:value="0.580278587341309" calcext:value-type="float">
            <text:p>0,5802785873</text:p>
          </table:table-cell>
          <table:table-cell office:value-type="float" office:value="3442992" calcext:value-type="float">
            <text:p>3442992</text:p>
          </table:table-cell>
          <table:table-cell table:formula="of:=([.D8]/[.A8])" office:value-type="float" office:value="0.328349304199219" calcext:value-type="float">
            <text:p>0,3283493042</text:p>
          </table:table-cell>
          <table:table-cell office:value-type="float" office:value="3099578" calcext:value-type="float">
            <text:p>3099578</text:p>
          </table:table-cell>
          <table:table-cell table:formula="of:=([.F8]/[.A8])" office:value-type="float" office:value="0.295598793029785" calcext:value-type="float">
            <text:p>0,295598793</text:p>
          </table:table-cell>
        </table:table-row>
        <table:table-row table:style-name="ro1">
          <table:table-cell office:value-type="float" office:value="20971520" calcext:value-type="float">
            <text:p>20971520</text:p>
          </table:table-cell>
          <table:table-cell office:value-type="float" office:value="12174121" calcext:value-type="float">
            <text:p>12174121</text:p>
          </table:table-cell>
          <table:table-cell table:formula="of:=([.B9]/[.A9])" office:value-type="float" office:value="0.580507326126099" calcext:value-type="float">
            <text:p>0,5805073261</text:p>
          </table:table-cell>
          <table:table-cell office:value-type="float" office:value="6878544" calcext:value-type="float">
            <text:p>6878544</text:p>
          </table:table-cell>
          <table:table-cell table:formula="of:=([.D9]/[.A9])" office:value-type="float" office:value="0.327994537353516" calcext:value-type="float">
            <text:p>0,3279945374</text:p>
          </table:table-cell>
          <table:table-cell office:value-type="float" office:value="6124820" calcext:value-type="float">
            <text:p>6124820</text:p>
          </table:table-cell>
          <table:table-cell table:formula="of:=([.F9]/[.A9])" office:value-type="float" office:value="0.292054176330566" calcext:value-type="float">
            <text:p>0,2920541763</text:p>
          </table:table-cell>
        </table:table-row>
        <table:table-row table:style-name="ro1">
          <table:table-cell office:value-type="float" office:value="31457280" calcext:value-type="float">
            <text:p>31457280</text:p>
          </table:table-cell>
          <table:table-cell office:value-type="float" office:value="18268055" calcext:value-type="float">
            <text:p>18268055</text:p>
          </table:table-cell>
          <table:table-cell table:formula="of:=([.B10]/[.A10])" office:value-type="float" office:value="0.580725828806559" calcext:value-type="float">
            <text:p>0,5807258288</text:p>
          </table:table-cell>
          <table:table-cell office:value-type="float" office:value="10328798" calcext:value-type="float">
            <text:p>10328798</text:p>
          </table:table-cell>
          <table:table-cell table:formula="of:=([.D10]/[.A10])" office:value-type="float" office:value="0.328343645731608" calcext:value-type="float">
            <text:p>0,3283436457</text:p>
          </table:table-cell>
          <table:table-cell office:value-type="float" office:value="9149889" calcext:value-type="float">
            <text:p>9149889</text:p>
          </table:table-cell>
          <table:table-cell table:formula="of:=([.F10]/[.A10])" office:value-type="float" office:value="0.290867137908935" calcext:value-type="float">
            <text:p>0,2908671379</text:p>
          </table:table-cell>
        </table:table-row>
        <table:table-row table:style-name="ro1">
          <table:table-cell office:value-type="float" office:value="41943040" calcext:value-type="float">
            <text:p>41943040</text:p>
          </table:table-cell>
          <table:table-cell office:value-type="float" office:value="24365497" calcext:value-type="float">
            <text:p>24365497</text:p>
          </table:table-cell>
          <table:table-cell table:formula="of:=([.B11]/[.A11])" office:value-type="float" office:value="0.580918717384338" calcext:value-type="float">
            <text:p>0,5809187174</text:p>
          </table:table-cell>
          <table:table-cell office:value-type="float" office:value="13796798" calcext:value-type="float">
            <text:p>13796798</text:p>
          </table:table-cell>
          <table:table-cell table:formula="of:=([.D11]/[.A11])" office:value-type="float" office:value="0.328941297531128" calcext:value-type="float">
            <text:p>0,3289412975</text:p>
          </table:table-cell>
          <table:table-cell office:value-type="float" office:value="12178838" calcext:value-type="float">
            <text:p>12178838</text:p>
          </table:table-cell>
          <table:table-cell table:formula="of:=([.F11]/[.A11])" office:value-type="float" office:value="0.290366125106812" calcext:value-type="float">
            <text:p>0,2903661251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30463634" calcext:value-type="float">
            <text:p>30463634</text:p>
          </table:table-cell>
          <table:table-cell table:formula="of:=([.B12]/[.A12])" office:value-type="float" office:value="0.581047706604004" calcext:value-type="float">
            <text:p>0,5810477066</text:p>
          </table:table-cell>
          <table:table-cell office:value-type="float" office:value="17260740" calcext:value-type="float">
            <text:p>17260740</text:p>
          </table:table-cell>
          <table:table-cell table:formula="of:=([.D12]/[.A12])" office:value-type="float" office:value="0.32922248840332" calcext:value-type="float">
            <text:p>0,3292224884</text:p>
          </table:table-cell>
          <table:table-cell office:value-type="float" office:value="15199914" calcext:value-type="float">
            <text:p>15199914</text:p>
          </table:table-cell>
          <table:table-cell table:formula="of:=([.F12]/[.A12])" office:value-type="float" office:value="0.289915351867676" calcext:value-type="float">
            <text:p>0,2899153519</text:p>
          </table:table-cell>
        </table:table-row>
        <table:table-row table:style-name="ro1">
          <table:table-cell office:value-type="float" office:value="62914560" calcext:value-type="float">
            <text:p>62914560</text:p>
          </table:table-cell>
          <table:table-cell office:value-type="float" office:value="36563373" calcext:value-type="float">
            <text:p>36563373</text:p>
          </table:table-cell>
          <table:table-cell table:formula="of:=([.B13]/[.A13])" office:value-type="float" office:value="0.581159162521362" calcext:value-type="float">
            <text:p>0,5811591625</text:p>
          </table:table-cell>
          <table:table-cell office:value-type="float" office:value="20723063" calcext:value-type="float">
            <text:p>20723063</text:p>
          </table:table-cell>
          <table:table-cell table:formula="of:=([.D13]/[.A13])" office:value-type="float" office:value="0.329384215672811" calcext:value-type="float">
            <text:p>0,3293842157</text:p>
          </table:table-cell>
          <table:table-cell office:value-type="float" office:value="18230181" calcext:value-type="float">
            <text:p>18230181</text:p>
          </table:table-cell>
          <table:table-cell table:formula="of:=([.F13]/[.A13])" office:value-type="float" office:value="0.28976092338562" calcext:value-type="float">
            <text:p>0,2897609234</text:p>
          </table:table-cell>
        </table:table-row>
        <table:table-row table:style-name="ro1">
          <table:table-cell office:value-type="float" office:value="73400320" calcext:value-type="float">
            <text:p>73400320</text:p>
          </table:table-cell>
          <table:table-cell office:value-type="float" office:value="42670347" calcext:value-type="float">
            <text:p>42670347</text:p>
          </table:table-cell>
          <table:table-cell table:formula="of:=([.B14]/[.A14])" office:value-type="float" office:value="0.581337342943464" calcext:value-type="float">
            <text:p>0,5813373429</text:p>
          </table:table-cell>
          <table:table-cell office:value-type="float" office:value="24205242" calcext:value-type="float">
            <text:p>24205242</text:p>
          </table:table-cell>
          <table:table-cell table:formula="of:=([.D14]/[.A14])" office:value-type="float" office:value="0.329770251682826" calcext:value-type="float">
            <text:p>0,3297702517</text:p>
          </table:table-cell>
          <table:table-cell office:value-type="float" office:value="21256258" calcext:value-type="float">
            <text:p>21256258</text:p>
          </table:table-cell>
          <table:table-cell table:formula="of:=([.F14]/[.A14])" office:value-type="float" office:value="0.289593533107213" calcext:value-type="float">
            <text:p>0,2895935331</text:p>
          </table:table-cell>
        </table:table-row>
        <table:table-row table:style-name="ro1">
          <table:table-cell office:value-type="float" office:value="83886080" calcext:value-type="float">
            <text:p>83886080</text:p>
          </table:table-cell>
          <table:table-cell office:value-type="float" office:value="48783628" calcext:value-type="float">
            <text:p>48783628</text:p>
          </table:table-cell>
          <table:table-cell table:formula="of:=([.B15]/[.A15])" office:value-type="float" office:value="0.58154616355896" calcext:value-type="float">
            <text:p>0,5815461636</text:p>
          </table:table-cell>
          <table:table-cell office:value-type="float" office:value="27692447" calcext:value-type="float">
            <text:p>27692447</text:p>
          </table:table-cell>
          <table:table-cell table:formula="of:=([.D15]/[.A15])" office:value-type="float" office:value="0.330119693279266" calcext:value-type="float">
            <text:p>0,3301196933</text:p>
          </table:table-cell>
          <table:table-cell office:value-type="float" office:value="24298341" calcext:value-type="float">
            <text:p>24298341</text:p>
          </table:table-cell>
          <table:table-cell table:formula="of:=([.F15]/[.A15])" office:value-type="float" office:value="0.289658796787262" calcext:value-type="float">
            <text:p>0,2896587968</text:p>
          </table:table-cell>
        </table:table-row>
        <table:table-row table:style-name="ro1">
          <table:table-cell office:value-type="float" office:value="94371840" calcext:value-type="float">
            <text:p>94371840</text:p>
          </table:table-cell>
          <table:table-cell office:value-type="float" office:value="54904952" calcext:value-type="float">
            <text:p>54904952</text:p>
          </table:table-cell>
          <table:table-cell table:formula="of:=([.B16]/[.A16])" office:value-type="float" office:value="0.581793806287977" calcext:value-type="float">
            <text:p>0,5817938063</text:p>
          </table:table-cell>
          <table:table-cell office:value-type="float" office:value="31180604" calcext:value-type="float">
            <text:p>31180604</text:p>
          </table:table-cell>
          <table:table-cell table:formula="of:=([.D16]/[.A16])" office:value-type="float" office:value="0.3304015689426" calcext:value-type="float">
            <text:p>0,3304015689</text:p>
          </table:table-cell>
          <table:table-cell office:value-type="float" office:value="27353505" calcext:value-type="float">
            <text:p>27353505</text:p>
          </table:table-cell>
          <table:table-cell table:formula="of:=([.F16]/[.A16])" office:value-type="float" office:value="0.289848168690999" calcext:value-type="float">
            <text:p>0,2898481687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61027912" calcext:value-type="float">
            <text:p>61027912</text:p>
          </table:table-cell>
          <table:table-cell table:formula="of:=([.B17]/[.A17])" office:value-type="float" office:value="0.582007522583008" calcext:value-type="float">
            <text:p>0,5820075226</text:p>
          </table:table-cell>
          <table:table-cell office:value-type="float" office:value="34678965" calcext:value-type="float">
            <text:p>34678965</text:p>
          </table:table-cell>
          <table:table-cell table:formula="of:=([.D17]/[.A17])" office:value-type="float" office:value="0.330724382400513" calcext:value-type="float">
            <text:p>0,3307243824</text:p>
          </table:table-cell>
          <table:table-cell office:value-type="float" office:value="30401596" calcext:value-type="float">
            <text:p>30401596</text:p>
          </table:table-cell>
          <table:table-cell table:formula="of:=([.F17]/[.A17])" office:value-type="float" office:value="0.28993221282959" calcext:value-type="float">
            <text:p>0,2899322128</text:p>
          </table:table-cell>
        </table:table-row>
        <table:table-row table:style-name="ro1">
          <table:table-cell office:value-type="float" office:value="115343360" calcext:value-type="float">
            <text:p>115343360</text:p>
          </table:table-cell>
          <table:table-cell office:value-type="float" office:value="67153869" calcext:value-type="float">
            <text:p>67153869</text:p>
          </table:table-cell>
          <table:table-cell table:formula="of:=([.B18]/[.A18])" office:value-type="float" office:value="0.58220836466009" calcext:value-type="float">
            <text:p>0,5822083647</text:p>
          </table:table-cell>
          <table:table-cell office:value-type="float" office:value="38188493" calcext:value-type="float">
            <text:p>38188493</text:p>
          </table:table-cell>
          <table:table-cell table:formula="of:=([.D18]/[.A18])" office:value-type="float" office:value="0.33108531778509" calcext:value-type="float">
            <text:p>0,3310853178</text:p>
          </table:table-cell>
          <table:table-cell office:value-type="float" office:value="33459716" calcext:value-type="float">
            <text:p>33459716</text:p>
          </table:table-cell>
          <table:table-cell table:formula="of:=([.F18]/[.A18])" office:value-type="float" office:value="0.290087925304066" calcext:value-type="float">
            <text:p>0,2900879253</text:p>
          </table:table-cell>
        </table:table-row>
        <table:table-row table:style-name="ro1">
          <table:table-cell office:value-type="float" office:value="125829120" calcext:value-type="float">
            <text:p>125829120</text:p>
          </table:table-cell>
          <table:table-cell office:value-type="float" office:value="73276670" calcext:value-type="float">
            <text:p>73276670</text:p>
          </table:table-cell>
          <table:table-cell table:formula="of:=([.B19]/[.A19])" office:value-type="float" office:value="0.582350651423136" calcext:value-type="float">
            <text:p>0,5823506514</text:p>
          </table:table-cell>
          <table:table-cell office:value-type="float" office:value="41694941" calcext:value-type="float">
            <text:p>41694941</text:p>
          </table:table-cell>
          <table:table-cell table:formula="of:=([.D19]/[.A19])" office:value-type="float" office:value="0.331361619631449" calcext:value-type="float">
            <text:p>0,3313616196</text:p>
          </table:table-cell>
          <table:table-cell office:value-type="float" office:value="36522973" calcext:value-type="float">
            <text:p>36522973</text:p>
          </table:table-cell>
          <table:table-cell table:formula="of:=([.F19]/[.A19])" office:value-type="float" office:value="0.290258510907491" calcext:value-type="float">
            <text:p>0,2902585109</text:p>
          </table:table-cell>
        </table:table-row>
        <table:table-row table:style-name="ro1">
          <table:table-cell office:value-type="float" office:value="136314880" calcext:value-type="float">
            <text:p>136314880</text:p>
          </table:table-cell>
          <table:table-cell office:value-type="float" office:value="79397562" calcext:value-type="float">
            <text:p>79397562</text:p>
          </table:table-cell>
          <table:table-cell table:formula="of:=([.B20]/[.A20])" office:value-type="float" office:value="0.582457043574407" calcext:value-type="float">
            <text:p>0,5824570436</text:p>
          </table:table-cell>
          <table:table-cell office:value-type="float" office:value="45209265" calcext:value-type="float">
            <text:p>45209265</text:p>
          </table:table-cell>
          <table:table-cell table:formula="of:=([.D20]/[.A20])" office:value-type="float" office:value="0.331653191493108" calcext:value-type="float">
            <text:p>0,3316531915</text:p>
          </table:table-cell>
          <table:table-cell office:value-type="float" office:value="39589969" calcext:value-type="float">
            <text:p>39589969</text:p>
          </table:table-cell>
          <table:table-cell table:formula="of:=([.F20]/[.A20])" office:value-type="float" office:value="0.290430281712459" calcext:value-type="float">
            <text:p>0,2904302817</text:p>
          </table:table-cell>
        </table:table-row>
        <table:table-row table:style-name="ro1">
          <table:table-cell office:value-type="float" office:value="146800640" calcext:value-type="float">
            <text:p>146800640</text:p>
          </table:table-cell>
          <table:table-cell office:value-type="float" office:value="85527096" calcext:value-type="float">
            <text:p>85527096</text:p>
          </table:table-cell>
          <table:table-cell table:formula="of:=([.B21]/[.A21])" office:value-type="float" office:value="0.582607105800084" calcext:value-type="float">
            <text:p>0,5826071058</text:p>
          </table:table-cell>
          <table:table-cell office:value-type="float" office:value="48732442" calcext:value-type="float">
            <text:p>48732442</text:p>
          </table:table-cell>
          <table:table-cell table:formula="of:=([.D21]/[.A21])" office:value-type="float" office:value="0.331963416508266" calcext:value-type="float">
            <text:p>0,3319634165</text:p>
          </table:table-cell>
          <table:table-cell office:value-type="float" office:value="42656318" calcext:value-type="float">
            <text:p>42656318</text:p>
          </table:table-cell>
          <table:table-cell table:formula="of:=([.F21]/[.A21])" office:value-type="float" office:value="0.290573106493269" calcext:value-type="float">
            <text:p>0,2905731065</text:p>
          </table:table-cell>
        </table:table-row>
        <table:table-row table:style-name="ro1">
          <table:table-cell office:value-type="float" office:value="157286400" calcext:value-type="float">
            <text:p>157286400</text:p>
          </table:table-cell>
          <table:table-cell office:value-type="float" office:value="91654126" calcext:value-type="float">
            <text:p>91654126</text:p>
          </table:table-cell>
          <table:table-cell table:formula="of:=([.B22]/[.A22])" office:value-type="float" office:value="0.582721239725749" calcext:value-type="float">
            <text:p>0,5827212397</text:p>
          </table:table-cell>
          <table:table-cell office:value-type="float" office:value="52259491" calcext:value-type="float">
            <text:p>52259491</text:p>
          </table:table-cell>
          <table:table-cell table:formula="of:=([.D22]/[.A22])" office:value-type="float" office:value="0.332256895701091" calcext:value-type="float">
            <text:p>0,3322568957</text:p>
          </table:table-cell>
          <table:table-cell office:value-type="float" office:value="45736356" calcext:value-type="float">
            <text:p>45736356</text:p>
          </table:table-cell>
          <table:table-cell table:formula="of:=([.F22]/[.A22])" office:value-type="float" office:value="0.290783920288086" calcext:value-type="float">
            <text:p>0,2907839203</text:p>
          </table:table-cell>
        </table:table-row>
        <table:table-row table:style-name="ro1">
          <table:table-cell office:value-type="float" office:value="167772160" calcext:value-type="float">
            <text:p>167772160</text:p>
          </table:table-cell>
          <table:table-cell office:value-type="float" office:value="97780707" calcext:value-type="float">
            <text:p>97780707</text:p>
          </table:table-cell>
          <table:table-cell table:formula="of:=([.B23]/[.A23])" office:value-type="float" office:value="0.582818430662155" calcext:value-type="float">
            <text:p>0,5828184307</text:p>
          </table:table-cell>
          <table:table-cell office:value-type="float" office:value="55784584" calcext:value-type="float">
            <text:p>55784584</text:p>
          </table:table-cell>
          <table:table-cell table:formula="of:=([.D23]/[.A23])" office:value-type="float" office:value="0.332502031326294" calcext:value-type="float">
            <text:p>0,3325020313</text:p>
          </table:table-cell>
          <table:table-cell office:value-type="float" office:value="48817722" calcext:value-type="float">
            <text:p>48817722</text:p>
          </table:table-cell>
          <table:table-cell table:formula="of:=([.F23]/[.A23])" office:value-type="float" office:value="0.290976297855377" calcext:value-type="float">
            <text:p>0,2909762979</text:p>
          </table:table-cell>
        </table:table-row>
        <table:table-row table:style-name="ro1">
          <table:table-cell office:value-type="float" office:value="178257920" calcext:value-type="float">
            <text:p>178257920</text:p>
          </table:table-cell>
          <table:table-cell office:value-type="float" office:value="103908961" calcext:value-type="float">
            <text:p>103908961</text:p>
          </table:table-cell>
          <table:table-cell table:formula="of:=([.B24]/[.A24])" office:value-type="float" office:value="0.582913572647992" calcext:value-type="float">
            <text:p>0,5829135726</text:p>
          </table:table-cell>
          <table:table-cell office:value-type="float" office:value="59318680" calcext:value-type="float">
            <text:p>59318680</text:p>
          </table:table-cell>
          <table:table-cell table:formula="of:=([.D24]/[.A24])" office:value-type="float" office:value="0.332768832936006" calcext:value-type="float">
            <text:p>0,3327688329</text:p>
          </table:table-cell>
          <table:table-cell office:value-type="float" office:value="51894979" calcext:value-type="float">
            <text:p>51894979</text:p>
          </table:table-cell>
          <table:table-cell table:formula="of:=([.F24]/[.A24])" office:value-type="float" office:value="0.291122991898481" calcext:value-type="float">
            <text:p>0,2911229919</text:p>
          </table:table-cell>
        </table:table-row>
        <table:table-row table:style-name="ro1">
          <table:table-cell office:value-type="float" office:value="188743680" calcext:value-type="float">
            <text:p>188743680</text:p>
          </table:table-cell>
          <table:table-cell office:value-type="float" office:value="110040801" calcext:value-type="float">
            <text:p>110040801</text:p>
          </table:table-cell>
          <table:table-cell table:formula="of:=([.B25]/[.A25])" office:value-type="float" office:value="0.583017142613729" calcext:value-type="float">
            <text:p>0,5830171426</text:p>
          </table:table-cell>
          <table:table-cell office:value-type="float" office:value="62856583" calcext:value-type="float">
            <text:p>62856583</text:p>
          </table:table-cell>
          <table:table-cell table:formula="of:=([.D25]/[.A25])" office:value-type="float" office:value="0.33302616013421" calcext:value-type="float">
            <text:p>0,3330261601</text:p>
          </table:table-cell>
          <table:table-cell office:value-type="float" office:value="54977915" calcext:value-type="float">
            <text:p>54977915</text:p>
          </table:table-cell>
          <table:table-cell table:formula="of:=([.F25]/[.A25])" office:value-type="float" office:value="0.291283475028144" calcext:value-type="float">
            <text:p>0,291283475</text:p>
          </table:table-cell>
        </table:table-row>
        <table:table-row table:style-name="ro1">
          <table:table-cell office:value-type="float" office:value="199229440" calcext:value-type="float">
            <text:p>199229440</text:p>
          </table:table-cell>
          <table:table-cell office:value-type="float" office:value="116172196" calcext:value-type="float">
            <text:p>116172196</text:p>
          </table:table-cell>
          <table:table-cell table:formula="of:=([.B26]/[.A26])" office:value-type="float" office:value="0.583107576872173" calcext:value-type="float">
            <text:p>0,5831075769</text:p>
          </table:table-cell>
          <table:table-cell office:value-type="float" office:value="66395269" calcext:value-type="float">
            <text:p>66395269</text:p>
          </table:table-cell>
          <table:table-cell table:formula="of:=([.D26]/[.A26])" office:value-type="float" office:value="0.333260330400969" calcext:value-type="float">
            <text:p>0,3332603304</text:p>
          </table:table-cell>
          <table:table-cell office:value-type="float" office:value="58066138" calcext:value-type="float">
            <text:p>58066138</text:p>
          </table:table-cell>
          <table:table-cell table:formula="of:=([.F26]/[.A26])" office:value-type="float" office:value="0.291453602439479" calcext:value-type="float">
            <text:p>0,291453602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22304174" calcext:value-type="float">
            <text:p>122304174</text:p>
          </table:table-cell>
          <table:table-cell table:formula="of:=([.B27]/[.A27])" office:value-type="float" office:value="0.583191747665405" calcext:value-type="float">
            <text:p>0,5831917477</text:p>
          </table:table-cell>
          <table:table-cell office:value-type="float" office:value="69930190" calcext:value-type="float">
            <text:p>69930190</text:p>
          </table:table-cell>
          <table:table-cell table:formula="of:=([.D27]/[.A27])" office:value-type="float" office:value="0.333453130722046" calcext:value-type="float">
            <text:p>0,3334531307</text:p>
          </table:table-cell>
          <table:table-cell office:value-type="float" office:value="61156481" calcext:value-type="float">
            <text:p>61156481</text:p>
          </table:table-cell>
          <table:table-cell table:formula="of:=([.F27]/[.A27])" office:value-type="float" office:value="0.291616826057434" calcext:value-type="float">
            <text:p>0,2916168261</text:p>
          </table:table-cell>
        </table:table-row>
        <table:table-row table:style-name="ro1">
          <table:table-cell office:value-type="float" office:value="220200960" calcext:value-type="float">
            <text:p>220200960</text:p>
          </table:table-cell>
          <table:table-cell office:value-type="float" office:value="128438413" calcext:value-type="float">
            <text:p>128438413</text:p>
          </table:table-cell>
          <table:table-cell table:formula="of:=([.B28]/[.A28])" office:value-type="float" office:value="0.583278170086089" calcext:value-type="float">
            <text:p>0,5832781701</text:p>
          </table:table-cell>
          <table:table-cell office:value-type="float" office:value="73472610" calcext:value-type="float">
            <text:p>73472610</text:p>
          </table:table-cell>
          <table:table-cell table:formula="of:=([.D28]/[.A28])" office:value-type="float" office:value="0.33366162436349" calcext:value-type="float">
            <text:p>0,3336616244</text:p>
          </table:table-cell>
          <table:table-cell office:value-type="float" office:value="64241428" calcext:value-type="float">
            <text:p>64241428</text:p>
          </table:table-cell>
          <table:table-cell table:formula="of:=([.F28]/[.A28])" office:value-type="float" office:value="0.291739999680292" calcext:value-type="float">
            <text:p>0,2917399997</text:p>
          </table:table-cell>
        </table:table-row>
        <table:table-row table:style-name="ro1">
          <table:table-cell office:value-type="float" office:value="230686720" calcext:value-type="float">
            <text:p>230686720</text:p>
          </table:table-cell>
          <table:table-cell office:value-type="float" office:value="134578080" calcext:value-type="float">
            <text:p>134578080</text:p>
          </table:table-cell>
          <table:table-cell table:formula="of:=([.B29]/[.A29])" office:value-type="float" office:value="0.583380265669389" calcext:value-type="float">
            <text:p>0,5833802657</text:p>
          </table:table-cell>
          <table:table-cell office:value-type="float" office:value="77018999" calcext:value-type="float">
            <text:p>77018999</text:p>
          </table:table-cell>
          <table:table-cell table:formula="of:=([.D29]/[.A29])" office:value-type="float" office:value="0.333868369189176" calcext:value-type="float">
            <text:p>0,3338683692</text:p>
          </table:table-cell>
          <table:table-cell office:value-type="float" office:value="67336200" calcext:value-type="float">
            <text:p>67336200</text:p>
          </table:table-cell>
          <table:table-cell table:formula="of:=([.F29]/[.A29])" office:value-type="float" office:value="0.291894565929066" calcext:value-type="float">
            <text:p>0,2918945659</text:p>
          </table:table-cell>
        </table:table-row>
        <table:table-row table:style-name="ro1">
          <table:table-cell office:value-type="float" office:value="241172480" calcext:value-type="float">
            <text:p>241172480</text:p>
          </table:table-cell>
          <table:table-cell office:value-type="float" office:value="140714979" calcext:value-type="float">
            <text:p>140714979</text:p>
          </table:table-cell>
          <table:table-cell table:formula="of:=([.B30]/[.A30])" office:value-type="float" office:value="0.583462006112804" calcext:value-type="float">
            <text:p>0,5834620061</text:p>
          </table:table-cell>
          <table:table-cell office:value-type="float" office:value="80557770" calcext:value-type="float">
            <text:p>80557770</text:p>
          </table:table-cell>
          <table:table-cell table:formula="of:=([.D30]/[.A30])" office:value-type="float" office:value="0.334025548852008" calcext:value-type="float">
            <text:p>0,3340255489</text:p>
          </table:table-cell>
          <table:table-cell office:value-type="float" office:value="70429124" calcext:value-type="float">
            <text:p>70429124</text:p>
          </table:table-cell>
          <table:table-cell table:formula="of:=([.F30]/[.A30])" office:value-type="float" office:value="0.292028029068657" calcext:value-type="float">
            <text:p>0,2920280291</text:p>
          </table:table-cell>
        </table:table-row>
        <table:table-row table:style-name="ro1">
          <table:table-cell office:value-type="float" office:value="251658240" calcext:value-type="float">
            <text:p>251658240</text:p>
          </table:table-cell>
          <table:table-cell office:value-type="float" office:value="146853688" calcext:value-type="float">
            <text:p>146853688</text:p>
          </table:table-cell>
          <table:table-cell table:formula="of:=([.B31]/[.A31])" office:value-type="float" office:value="0.583544127146403" calcext:value-type="float">
            <text:p>0,5835441271</text:p>
          </table:table-cell>
          <table:table-cell office:value-type="float" office:value="84098044" calcext:value-type="float">
            <text:p>84098044</text:p>
          </table:table-cell>
          <table:table-cell table:formula="of:=([.D31]/[.A31])" office:value-type="float" office:value="0.334175602595011" calcext:value-type="float">
            <text:p>0,3341756026</text:p>
          </table:table-cell>
          <table:table-cell office:value-type="float" office:value="73521569" calcext:value-type="float">
            <text:p>73521569</text:p>
          </table:table-cell>
          <table:table-cell table:formula="of:=([.F31]/[.A31])" office:value-type="float" office:value="0.292148466904958" calcext:value-type="float">
            <text:p>0,2921484669</text:p>
          </table:table-cell>
        </table:table-row>
        <table:table-row table:style-name="ro1">
          <table:table-cell office:value-type="float" office:value="262144000" calcext:value-type="float">
            <text:p>262144000</text:p>
          </table:table-cell>
          <table:table-cell office:value-type="float" office:value="152993792" calcext:value-type="float">
            <text:p>152993792</text:p>
          </table:table-cell>
          <table:table-cell table:formula="of:=([.B32]/[.A32])" office:value-type="float" office:value="0.583625" calcext:value-type="float">
            <text:p>0,583625</text:p>
          </table:table-cell>
          <table:table-cell office:value-type="float" office:value="87639427" calcext:value-type="float">
            <text:p>87639427</text:p>
          </table:table-cell>
          <table:table-cell table:formula="of:=([.D32]/[.A32])" office:value-type="float" office:value="0.334317882537842" calcext:value-type="float">
            <text:p>0,3343178825</text:p>
          </table:table-cell>
          <table:table-cell office:value-type="float" office:value="76609405" calcext:value-type="float">
            <text:p>76609405</text:p>
          </table:table-cell>
          <table:table-cell table:formula="of:=([.F32]/[.A32])" office:value-type="float" office:value="0.292241687774658" calcext:value-type="float">
            <text:p>0,2922416878</text:p>
          </table:table-cell>
        </table:table-row>
        <table:table-row table:style-name="ro1">
          <table:table-cell office:value-type="float" office:value="272629760" calcext:value-type="float">
            <text:p>272629760</text:p>
          </table:table-cell>
          <table:table-cell office:value-type="float" office:value="159133879" calcext:value-type="float">
            <text:p>159133879</text:p>
          </table:table-cell>
          <table:table-cell table:formula="of:=([.B33]/[.A33])" office:value-type="float" office:value="0.58369958950923" calcext:value-type="float">
            <text:p>0,5836995895</text:p>
          </table:table-cell>
          <table:table-cell office:value-type="float" office:value="91190705" calcext:value-type="float">
            <text:p>91190705</text:p>
          </table:table-cell>
          <table:table-cell table:formula="of:=([.D33]/[.A33])" office:value-type="float" office:value="0.334485512513381" calcext:value-type="float">
            <text:p>0,3344855125</text:p>
          </table:table-cell>
          <table:table-cell office:value-type="float" office:value="79709138" calcext:value-type="float">
            <text:p>79709138</text:p>
          </table:table-cell>
          <table:table-cell table:formula="of:=([.F33]/[.A33])" office:value-type="float" office:value="0.292371375744159" calcext:value-type="float">
            <text:p>0,2923713757</text:p>
          </table:table-cell>
        </table:table-row>
        <table:table-row table:style-name="ro1">
          <table:table-cell office:value-type="float" office:value="283115520" calcext:value-type="float">
            <text:p>283115520</text:p>
          </table:table-cell>
          <table:table-cell office:value-type="float" office:value="165275352" calcext:value-type="float">
            <text:p>165275352</text:p>
          </table:table-cell>
          <table:table-cell table:formula="of:=([.B34]/[.A34])" office:value-type="float" office:value="0.583773549397786" calcext:value-type="float">
            <text:p>0,5837735494</text:p>
          </table:table-cell>
          <table:table-cell office:value-type="float" office:value="94736171" calcext:value-type="float">
            <text:p>94736171</text:p>
          </table:table-cell>
          <table:table-cell table:formula="of:=([.D34]/[.A34])" office:value-type="float" office:value="0.334620196731002" calcext:value-type="float">
            <text:p>0,3346201967</text:p>
          </table:table-cell>
          <table:table-cell office:value-type="float" office:value="82804151" calcext:value-type="float">
            <text:p>82804151</text:p>
          </table:table-cell>
          <table:table-cell table:formula="of:=([.F34]/[.A34])" office:value-type="float" office:value="0.2924747855575" calcext:value-type="float">
            <text:p>0,2924747856</text:p>
          </table:table-cell>
        </table:table-row>
        <table:table-row table:style-name="ro1">
          <table:table-cell office:value-type="float" office:value="293601280" calcext:value-type="float">
            <text:p>293601280</text:p>
          </table:table-cell>
          <table:table-cell office:value-type="float" office:value="171416788" calcext:value-type="float">
            <text:p>171416788</text:p>
          </table:table-cell>
          <table:table-cell table:formula="of:=([.B35]/[.A35])" office:value-type="float" office:value="0.583842100415911" calcext:value-type="float">
            <text:p>0,5838421004</text:p>
          </table:table-cell>
          <table:table-cell office:value-type="float" office:value="98277328" calcext:value-type="float">
            <text:p>98277328</text:p>
          </table:table-cell>
          <table:table-cell table:formula="of:=([.D35]/[.A35])" office:value-type="float" office:value="0.334730584280831" calcext:value-type="float">
            <text:p>0,3347305843</text:p>
          </table:table-cell>
          <table:table-cell office:value-type="float" office:value="85898265" calcext:value-type="float">
            <text:p>85898265</text:p>
          </table:table-cell>
          <table:table-cell table:formula="of:=([.F35]/[.A35])" office:value-type="float" office:value="0.29256774697985" calcext:value-type="float">
            <text:p>0,292567747</text:p>
          </table:table-cell>
        </table:table-row>
        <table:table-row table:style-name="ro1">
          <table:table-cell office:value-type="float" office:value="304087040" calcext:value-type="float">
            <text:p>304087040</text:p>
          </table:table-cell>
          <table:table-cell office:value-type="float" office:value="177559978" calcext:value-type="float">
            <text:p>177559978</text:p>
          </table:table-cell>
          <table:table-cell table:formula="of:=([.B36]/[.A36])" office:value-type="float" office:value="0.583911691862961" calcext:value-type="float">
            <text:p>0,5839116919</text:p>
          </table:table-cell>
          <table:table-cell office:value-type="float" office:value="101822646" calcext:value-type="float">
            <text:p>101822646</text:p>
          </table:table-cell>
          <table:table-cell table:formula="of:=([.D36]/[.A36])" office:value-type="float" office:value="0.334847042478364" calcext:value-type="float">
            <text:p>0,3348470425</text:p>
          </table:table-cell>
          <table:table-cell office:value-type="float" office:value="88997742" calcext:value-type="float">
            <text:p>88997742</text:p>
          </table:table-cell>
          <table:table-cell table:formula="of:=([.F36]/[.A36])" office:value-type="float" office:value="0.292671933667413" calcext:value-type="float">
            <text:p>0,2926719337</text:p>
          </table:table-cell>
        </table:table-row>
        <table:table-row table:style-name="ro1">
          <table:table-cell office:value-type="float" office:value="314572800" calcext:value-type="float">
            <text:p>314572800</text:p>
          </table:table-cell>
          <table:table-cell office:value-type="float" office:value="183701034" calcext:value-type="float">
            <text:p>183701034</text:p>
          </table:table-cell>
          <table:table-cell table:formula="of:=([.B37]/[.A37])" office:value-type="float" office:value="0.583969860076904" calcext:value-type="float">
            <text:p>0,5839698601</text:p>
          </table:table-cell>
          <table:table-cell office:value-type="float" office:value="105375346" calcext:value-type="float">
            <text:p>105375346</text:p>
          </table:table-cell>
          <table:table-cell table:formula="of:=([.D37]/[.A37])" office:value-type="float" office:value="0.334979203542074" calcext:value-type="float">
            <text:p>0,3349792035</text:p>
          </table:table-cell>
          <table:table-cell office:value-type="float" office:value="92097643" calcext:value-type="float">
            <text:p>92097643</text:p>
          </table:table-cell>
          <table:table-cell table:formula="of:=([.F37]/[.A37])" office:value-type="float" office:value="0.292770522435506" calcext:value-type="float">
            <text:p>0,2927705224</text:p>
          </table:table-cell>
        </table:table-row>
        <table:table-row table:style-name="ro1">
          <table:table-cell office:value-type="float" office:value="325058560" calcext:value-type="float">
            <text:p>325058560</text:p>
          </table:table-cell>
          <table:table-cell office:value-type="float" office:value="189839113" calcext:value-type="float">
            <text:p>189839113</text:p>
          </table:table-cell>
          <table:table-cell table:formula="of:=([.B38]/[.A38])" office:value-type="float" office:value="0.584015117153045" calcext:value-type="float">
            <text:p>0,5840151172</text:p>
          </table:table-cell>
          <table:table-cell office:value-type="float" office:value="108923251" calcext:value-type="float">
            <text:p>108923251</text:p>
          </table:table-cell>
          <table:table-cell table:formula="of:=([.D38]/[.A38])" office:value-type="float" office:value="0.335088086897327" calcext:value-type="float">
            <text:p>0,3350880869</text:p>
          </table:table-cell>
          <table:table-cell office:value-type="float" office:value="95194463" calcext:value-type="float">
            <text:p>95194463</text:p>
          </table:table-cell>
          <table:table-cell table:formula="of:=([.F38]/[.A38])" office:value-type="float" office:value="0.292853272345758" calcext:value-type="float">
            <text:p>0,2928532723</text:p>
          </table:table-cell>
        </table:table-row>
        <table:table-row table:style-name="ro1">
          <table:table-cell office:value-type="float" office:value="335544320" calcext:value-type="float">
            <text:p>335544320</text:p>
          </table:table-cell>
          <table:table-cell office:value-type="float" office:value="195979786" calcext:value-type="float">
            <text:p>195979786</text:p>
          </table:table-cell>
          <table:table-cell table:formula="of:=([.B39]/[.A39])" office:value-type="float" office:value="0.584065276384354" calcext:value-type="float">
            <text:p>0,5840652764</text:p>
          </table:table-cell>
          <table:table-cell office:value-type="float" office:value="112461092" calcext:value-type="float">
            <text:p>112461092</text:p>
          </table:table-cell>
          <table:table-cell table:formula="of:=([.D39]/[.A39])" office:value-type="float" office:value="0.335160171985626" calcext:value-type="float">
            <text:p>0,335160172</text:p>
          </table:table-cell>
          <table:table-cell office:value-type="float" office:value="98286769" calcext:value-type="float">
            <text:p>98286769</text:p>
          </table:table-cell>
          <table:table-cell table:formula="of:=([.F39]/[.A39])" office:value-type="float" office:value="0.292917397618294" calcext:value-type="float">
            <text:p>0,2929173976</text:p>
          </table:table-cell>
        </table:table-row>
        <table:table-row table:style-name="ro1">
          <table:table-cell office:value-type="float" office:value="346030080" calcext:value-type="float">
            <text:p>346030080</text:p>
          </table:table-cell>
          <table:table-cell office:value-type="float" office:value="202120613" calcext:value-type="float">
            <text:p>202120613</text:p>
          </table:table-cell>
          <table:table-cell table:formula="of:=([.B40]/[.A40])" office:value-type="float" office:value="0.584112840710264" calcext:value-type="float">
            <text:p>0,5841128407</text:p>
          </table:table-cell>
          <table:table-cell office:value-type="float" office:value="116010170" calcext:value-type="float">
            <text:p>116010170</text:p>
          </table:table-cell>
          <table:table-cell table:formula="of:=([.D40]/[.A40])" office:value-type="float" office:value="0.33526036233613" calcext:value-type="float">
            <text:p>0,3352603623</text:p>
          </table:table-cell>
          <table:table-cell office:value-type="float" office:value="101375300" calcext:value-type="float">
            <text:p>101375300</text:p>
          </table:table-cell>
          <table:table-cell table:formula="of:=([.F40]/[.A40])" office:value-type="float" office:value="0.29296672705448" calcext:value-type="float">
            <text:p>0,2929667271</text:p>
          </table:table-cell>
        </table:table-row>
        <table:table-row table:style-name="ro1">
          <table:table-cell office:value-type="float" office:value="356515840" calcext:value-type="float">
            <text:p>356515840</text:p>
          </table:table-cell>
          <table:table-cell office:value-type="float" office:value="208263089" calcext:value-type="float">
            <text:p>208263089</text:p>
          </table:table-cell>
          <table:table-cell table:formula="of:=([.B41]/[.A41])" office:value-type="float" office:value="0.584162232455085" calcext:value-type="float">
            <text:p>0,5841622325</text:p>
          </table:table-cell>
          <table:table-cell office:value-type="float" office:value="119563677" calcext:value-type="float">
            <text:p>119563677</text:p>
          </table:table-cell>
          <table:table-cell table:formula="of:=([.D41]/[.A41])" office:value-type="float" office:value="0.335367082147037" calcext:value-type="float">
            <text:p>0,3353670821</text:p>
          </table:table-cell>
          <table:table-cell office:value-type="float" office:value="104460576" calcext:value-type="float">
            <text:p>104460576</text:p>
          </table:table-cell>
          <table:table-cell table:formula="of:=([.F41]/[.A41])" office:value-type="float" office:value="0.293004024730009" calcext:value-type="float">
            <text:p>0,2930040247</text:p>
          </table:table-cell>
        </table:table-row>
        <table:table-row table:style-name="ro1">
          <table:table-cell office:value-type="float" office:value="367001600" calcext:value-type="float">
            <text:p>367001600</text:p>
          </table:table-cell>
          <table:table-cell office:value-type="float" office:value="214404779" calcext:value-type="float">
            <text:p>214404779</text:p>
          </table:table-cell>
          <table:table-cell table:formula="of:=([.B42]/[.A42])" office:value-type="float" office:value="0.584206660134452" calcext:value-type="float">
            <text:p>0,5842066601</text:p>
          </table:table-cell>
          <table:table-cell office:value-type="float" office:value="123116439" calcext:value-type="float">
            <text:p>123116439</text:p>
          </table:table-cell>
          <table:table-cell table:formula="of:=([.D42]/[.A42])" office:value-type="float" office:value="0.335465673719134" calcext:value-type="float">
            <text:p>0,3354656737</text:p>
          </table:table-cell>
          <table:table-cell office:value-type="float" office:value="107544211" calcext:value-type="float">
            <text:p>107544211</text:p>
          </table:table-cell>
          <table:table-cell table:formula="of:=([.F42]/[.A42])" office:value-type="float" office:value="0.293034719739641" calcext:value-type="float">
            <text:p>0,2930347197</text:p>
          </table:table-cell>
        </table:table-row>
        <table:table-row table:style-name="ro1">
          <table:table-cell office:value-type="float" office:value="377487360" calcext:value-type="float">
            <text:p>377487360</text:p>
          </table:table-cell>
          <table:table-cell office:value-type="float" office:value="220546143" calcext:value-type="float">
            <text:p>220546143</text:p>
          </table:table-cell>
          <table:table-cell table:formula="of:=([.B43]/[.A43])" office:value-type="float" office:value="0.584247756004334" calcext:value-type="float">
            <text:p>0,584247756</text:p>
          </table:table-cell>
          <table:table-cell office:value-type="float" office:value="126669106" calcext:value-type="float">
            <text:p>126669106</text:p>
          </table:table-cell>
          <table:table-cell table:formula="of:=([.D43]/[.A43])" office:value-type="float" office:value="0.335558536317613" calcext:value-type="float">
            <text:p>0,3355585363</text:p>
          </table:table-cell>
          <table:table-cell office:value-type="float" office:value="110629397" calcext:value-type="float">
            <text:p>110629397</text:p>
          </table:table-cell>
          <table:table-cell table:formula="of:=([.F43]/[.A43])" office:value-type="float" office:value="0.293067818217807" calcext:value-type="float">
            <text:p>0,2930678182</text:p>
          </table:table-cell>
        </table:table-row>
        <table:table-row table:style-name="ro1">
          <table:table-cell office:value-type="float" office:value="387973120" calcext:value-type="float">
            <text:p>387973120</text:p>
          </table:table-cell>
          <table:table-cell office:value-type="float" office:value="226672325" calcext:value-type="float">
            <text:p>226672325</text:p>
          </table:table-cell>
          <table:table-cell table:formula="of:=([.B44]/[.A44])" office:value-type="float" office:value="0.584247498898893" calcext:value-type="float">
            <text:p>0,5842474989</text:p>
          </table:table-cell>
          <table:table-cell office:value-type="float" office:value="130217584" calcext:value-type="float">
            <text:p>130217584</text:p>
          </table:table-cell>
          <table:table-cell table:formula="of:=([.D44]/[.A44])" office:value-type="float" office:value="0.335635582176415" calcext:value-type="float">
            <text:p>0,3356355822</text:p>
          </table:table-cell>
          <table:table-cell office:value-type="float" office:value="113710125" calcext:value-type="float">
            <text:p>113710125</text:p>
          </table:table-cell>
          <table:table-cell table:formula="of:=([.F44]/[.A44])" office:value-type="float" office:value="0.293087637102282" calcext:value-type="float">
            <text:p>0,2930876371</text:p>
          </table:table-cell>
        </table:table-row>
        <table:table-row table:style-name="ro1">
          <table:table-cell office:value-type="float" office:value="398458880" calcext:value-type="float">
            <text:p>398458880</text:p>
          </table:table-cell>
          <table:table-cell office:value-type="float" office:value="232803708" calcext:value-type="float">
            <text:p>232803708</text:p>
          </table:table-cell>
          <table:table-cell table:formula="of:=([.B45]/[.A45])" office:value-type="float" office:value="0.584260308115106" calcext:value-type="float">
            <text:p>0,5842603081</text:p>
          </table:table-cell>
          <table:table-cell office:value-type="float" office:value="133770482" calcext:value-type="float">
            <text:p>133770482</text:p>
          </table:table-cell>
          <table:table-cell table:formula="of:=([.D45]/[.A45])" office:value-type="float" office:value="0.335719665728117" calcext:value-type="float">
            <text:p>0,3357196657</text:p>
          </table:table-cell>
          <table:table-cell office:value-type="float" office:value="116787371" calcext:value-type="float">
            <text:p>116787371</text:p>
          </table:table-cell>
          <table:table-cell table:formula="of:=([.F45]/[.A45])" office:value-type="float" office:value="0.293097674219232" calcext:value-type="float">
            <text:p>0,2930976742</text:p>
          </table:table-cell>
        </table:table-row>
        <table:table-row table:style-name="ro1">
          <table:table-cell office:value-type="float" office:value="408944640" calcext:value-type="float">
            <text:p>408944640</text:p>
          </table:table-cell>
          <table:table-cell office:value-type="float" office:value="238935113" calcext:value-type="float">
            <text:p>238935113</text:p>
          </table:table-cell>
          <table:table-cell table:formula="of:=([.B46]/[.A46])" office:value-type="float" office:value="0.584272514245449" calcext:value-type="float">
            <text:p>0,5842725142</text:p>
          </table:table-cell>
          <table:table-cell office:value-type="float" office:value="137324495" calcext:value-type="float">
            <text:p>137324495</text:p>
          </table:table-cell>
          <table:table-cell table:formula="of:=([.D46]/[.A46])" office:value-type="float" office:value="0.335802163833227" calcext:value-type="float">
            <text:p>0,3358021638</text:p>
          </table:table-cell>
          <table:table-cell office:value-type="float" office:value="119864810" calcext:value-type="float">
            <text:p>119864810</text:p>
          </table:table-cell>
          <table:table-cell table:formula="of:=([.F46]/[.A46])" office:value-type="float" office:value="0.293107668558756" calcext:value-type="float">
            <text:p>0,2931076686</text:p>
          </table:table-cell>
        </table:table-row>
        <table:table-row table:style-name="ro1">
          <table:table-cell office:value-type="float" office:value="419430400" calcext:value-type="float">
            <text:p>419430400</text:p>
          </table:table-cell>
          <table:table-cell office:value-type="float" office:value="245067961" calcext:value-type="float">
            <text:p>245067961</text:p>
          </table:table-cell>
          <table:table-cell table:formula="of:=([.B47]/[.A47])" office:value-type="float" office:value="0.584287550449371" calcext:value-type="float">
            <text:p>0,5842875504</text:p>
          </table:table-cell>
          <table:table-cell office:value-type="float" office:value="140885874" calcext:value-type="float">
            <text:p>140885874</text:p>
          </table:table-cell>
          <table:table-cell table:formula="of:=([.D47]/[.A47])" office:value-type="float" office:value="0.335898098945618" calcext:value-type="float">
            <text:p>0,3358980989</text:p>
          </table:table-cell>
          <table:table-cell office:value-type="float" office:value="122943442" calcext:value-type="float">
            <text:p>122943442</text:p>
          </table:table-cell>
          <table:table-cell table:formula="of:=([.F47]/[.A47])" office:value-type="float" office:value="0.293120007514954" calcext:value-type="float">
            <text:p>0,2931200075</text:p>
          </table:table-cell>
        </table:table-row>
        <table:table-row table:style-name="ro1">
          <table:table-cell office:value-type="float" office:value="429916160" calcext:value-type="float">
            <text:p>429916160</text:p>
          </table:table-cell>
          <table:table-cell office:value-type="float" office:value="251191045" calcext:value-type="float">
            <text:p>251191045</text:p>
          </table:table-cell>
          <table:table-cell table:formula="of:=([.B48]/[.A48])" office:value-type="float" office:value="0.584279141774992" calcext:value-type="float">
            <text:p>0,5842791418</text:p>
          </table:table-cell>
          <table:table-cell office:value-type="float" office:value="144436574" calcext:value-type="float">
            <text:p>144436574</text:p>
          </table:table-cell>
          <table:table-cell table:formula="of:=([.D48]/[.A48])" office:value-type="float" office:value="0.335964514569538" calcext:value-type="float">
            <text:p>0,3359645146</text:p>
          </table:table-cell>
          <table:table-cell office:value-type="float" office:value="126023134" calcext:value-type="float">
            <text:p>126023134</text:p>
          </table:table-cell>
          <table:table-cell table:formula="of:=([.F48]/[.A48])" office:value-type="float" office:value="0.293134210167862" calcext:value-type="float">
            <text:p>0,2931342102</text:p>
          </table:table-cell>
        </table:table-row>
        <table:table-row table:style-name="ro1">
          <table:table-cell office:value-type="float" office:value="440401920" calcext:value-type="float">
            <text:p>440401920</text:p>
          </table:table-cell>
          <table:table-cell office:value-type="float" office:value="257317288" calcext:value-type="float">
            <text:p>257317288</text:p>
          </table:table-cell>
          <table:table-cell table:formula="of:=([.B49]/[.A49])" office:value-type="float" office:value="0.584278306506929" calcext:value-type="float">
            <text:p>0,5842783065</text:p>
          </table:table-cell>
          <table:table-cell office:value-type="float" office:value="147985518" calcext:value-type="float">
            <text:p>147985518</text:p>
          </table:table-cell>
          <table:table-cell table:formula="of:=([.D49]/[.A49])" office:value-type="float" office:value="0.336023780277797" calcext:value-type="float">
            <text:p>0,3360237803</text:p>
          </table:table-cell>
          <table:table-cell office:value-type="float" office:value="129108737" calcext:value-type="float">
            <text:p>129108737</text:p>
          </table:table-cell>
          <table:table-cell table:formula="of:=([.F49]/[.A49])" office:value-type="float" office:value="0.293161158334641" calcext:value-type="float">
            <text:p>0,2931611583</text:p>
          </table:table-cell>
        </table:table-row>
        <table:table-row table:style-name="ro1">
          <table:table-cell office:value-type="float" office:value="450887680" calcext:value-type="float">
            <text:p>450887680</text:p>
          </table:table-cell>
          <table:table-cell office:value-type="float" office:value="263445985" calcext:value-type="float">
            <text:p>263445985</text:p>
          </table:table-cell>
          <table:table-cell table:formula="of:=([.B50]/[.A50])" office:value-type="float" office:value="0.584282952685689" calcext:value-type="float">
            <text:p>0,5842829527</text:p>
          </table:table-cell>
          <table:table-cell office:value-type="float" office:value="151545151" calcext:value-type="float">
            <text:p>151545151</text:p>
          </table:table-cell>
          <table:table-cell table:formula="of:=([.D50]/[.A50])" office:value-type="float" office:value="0.336103996010714" calcext:value-type="float">
            <text:p>0,336103996</text:p>
          </table:table-cell>
          <table:table-cell office:value-type="float" office:value="132185808" calcext:value-type="float">
            <text:p>132185808</text:p>
          </table:table-cell>
          <table:table-cell table:formula="of:=([.F50]/[.A50])" office:value-type="float" office:value="0.2931679304256" calcext:value-type="float">
            <text:p>0,2931679304</text:p>
          </table:table-cell>
        </table:table-row>
        <table:table-row table:style-name="ro1">
          <table:table-cell office:value-type="float" office:value="461373440" calcext:value-type="float">
            <text:p>461373440</text:p>
          </table:table-cell>
          <table:table-cell office:value-type="float" office:value="269578636" calcext:value-type="float">
            <text:p>269578636</text:p>
          </table:table-cell>
          <table:table-cell table:formula="of:=([.B51]/[.A51])" office:value-type="float" office:value="0.584295957738703" calcext:value-type="float">
            <text:p>0,5842959577</text:p>
          </table:table-cell>
          <table:table-cell office:value-type="float" office:value="155103398" calcext:value-type="float">
            <text:p>155103398</text:p>
          </table:table-cell>
          <table:table-cell table:formula="of:=([.D51]/[.A51])" office:value-type="float" office:value="0.336177561499856" calcext:value-type="float">
            <text:p>0,3361775615</text:p>
          </table:table-cell>
          <table:table-cell office:value-type="float" office:value="135264596" calcext:value-type="float">
            <text:p>135264596</text:p>
          </table:table-cell>
          <table:table-cell table:formula="of:=([.F51]/[.A51])" office:value-type="float" office:value="0.293178116191517" calcext:value-type="float">
            <text:p>0,2931781162</text:p>
          </table:table-cell>
        </table:table-row>
        <table:table-row table:style-name="ro1">
          <table:table-cell office:value-type="float" office:value="471859200" calcext:value-type="float">
            <text:p>471859200</text:p>
          </table:table-cell>
          <table:table-cell office:value-type="float" office:value="275708917" calcext:value-type="float">
            <text:p>275708917</text:p>
          </table:table-cell>
          <table:table-cell table:formula="of:=([.B52]/[.A52])" office:value-type="float" office:value="0.584303362104628" calcext:value-type="float">
            <text:p>0,5843033621</text:p>
          </table:table-cell>
          <table:table-cell office:value-type="float" office:value="158640151" calcext:value-type="float">
            <text:p>158640151</text:p>
          </table:table-cell>
          <table:table-cell table:formula="of:=([.D52]/[.A52])" office:value-type="float" office:value="0.336202305687798" calcext:value-type="float">
            <text:p>0,3362023057</text:p>
          </table:table-cell>
          <table:table-cell office:value-type="float" office:value="138331414" calcext:value-type="float">
            <text:p>138331414</text:p>
          </table:table-cell>
          <table:table-cell table:formula="of:=([.F52]/[.A52])" office:value-type="float" office:value="0.293162481519911" calcext:value-type="float">
            <text:p>0,2931624815</text:p>
          </table:table-cell>
        </table:table-row>
        <table:table-row table:style-name="ro1">
          <table:table-cell office:value-type="float" office:value="482344960" calcext:value-type="float">
            <text:p>482344960</text:p>
          </table:table-cell>
          <table:table-cell office:value-type="float" office:value="281837853" calcext:value-type="float">
            <text:p>281837853</text:p>
          </table:table-cell>
          <table:table-cell table:formula="of:=([.B53]/[.A53])" office:value-type="float" office:value="0.584307656080826" calcext:value-type="float">
            <text:p>0,5843076561</text:p>
          </table:table-cell>
          <table:table-cell office:value-type="float" office:value="162175094" calcext:value-type="float">
            <text:p>162175094</text:p>
          </table:table-cell>
          <table:table-cell table:formula="of:=([.D53]/[.A53])" office:value-type="float" office:value="0.336222221540368" calcext:value-type="float">
            <text:p>0,3362222215</text:p>
          </table:table-cell>
          <table:table-cell office:value-type="float" office:value="141395442" calcext:value-type="float">
            <text:p>141395442</text:p>
          </table:table-cell>
          <table:table-cell table:formula="of:=([.F53]/[.A53])" office:value-type="float" office:value="0.293141742374586" calcext:value-type="float">
            <text:p>0,2931417424</text:p>
          </table:table-cell>
        </table:table-row>
        <table:table-row table:style-name="ro1">
          <table:table-cell office:value-type="float" office:value="492830720" calcext:value-type="float">
            <text:p>492830720</text:p>
          </table:table-cell>
          <table:table-cell office:value-type="float" office:value="287971578" calcext:value-type="float">
            <text:p>287971578</text:p>
          </table:table-cell>
          <table:table-cell table:formula="of:=([.B54]/[.A54])" office:value-type="float" office:value="0.58432148466719" calcext:value-type="float">
            <text:p>0,5843214847</text:p>
          </table:table-cell>
          <table:table-cell office:value-type="float" office:value="165716150" calcext:value-type="float">
            <text:p>165716150</text:p>
          </table:table-cell>
          <table:table-cell table:formula="of:=([.D54]/[.A54])" office:value-type="float" office:value="0.336253693763246" calcext:value-type="float">
            <text:p>0,3362536938</text:p>
          </table:table-cell>
          <table:table-cell office:value-type="float" office:value="144453487" calcext:value-type="float">
            <text:p>144453487</text:p>
          </table:table-cell>
          <table:table-cell table:formula="of:=([.F54]/[.A54])" office:value-type="float" office:value="0.293109745674945" calcext:value-type="float">
            <text:p>0,2931097457</text:p>
          </table:table-cell>
        </table:table-row>
        <table:table-row table:style-name="ro1">
          <table:table-cell office:value-type="float" office:value="503316480" calcext:value-type="float">
            <text:p>503316480</text:p>
          </table:table-cell>
          <table:table-cell office:value-type="float" office:value="294100914" calcext:value-type="float">
            <text:p>294100914</text:p>
          </table:table-cell>
          <table:table-cell table:formula="of:=([.B55]/[.A55])" office:value-type="float" office:value="0.584326016902924" calcext:value-type="float">
            <text:p>0,5843260169</text:p>
          </table:table-cell>
          <table:table-cell office:value-type="float" office:value="169253028" calcext:value-type="float">
            <text:p>169253028</text:p>
          </table:table-cell>
          <table:table-cell table:formula="of:=([.D55]/[.A55])" office:value-type="float" office:value="0.336275553703308" calcext:value-type="float">
            <text:p>0,3362755537</text:p>
          </table:table-cell>
          <table:table-cell office:value-type="float" office:value="147523801" calcext:value-type="float">
            <text:p>147523801</text:p>
          </table:table-cell>
          <table:table-cell table:formula="of:=([.F55]/[.A55])" office:value-type="float" office:value="0.293103458484014" calcext:value-type="float">
            <text:p>0,2931034585</text:p>
          </table:table-cell>
        </table:table-row>
        <table:table-row table:style-name="ro1">
          <table:table-cell office:value-type="float" office:value="513802240" calcext:value-type="float">
            <text:p>513802240</text:p>
          </table:table-cell>
          <table:table-cell office:value-type="float" office:value="300228239" calcext:value-type="float">
            <text:p>300228239</text:p>
          </table:table-cell>
          <table:table-cell table:formula="of:=([.B56]/[.A56])" office:value-type="float" office:value="0.584326450192198" calcext:value-type="float">
            <text:p>0,5843264502</text:p>
          </table:table-cell>
          <table:table-cell office:value-type="float" office:value="172782130" calcext:value-type="float">
            <text:p>172782130</text:p>
          </table:table-cell>
          <table:table-cell table:formula="of:=([.D56]/[.A56])" office:value-type="float" office:value="0.3362813871734" calcext:value-type="float">
            <text:p>0,3362813872</text:p>
          </table:table-cell>
          <table:table-cell office:value-type="float" office:value="150588209" calcext:value-type="float">
            <text:p>150588209</text:p>
          </table:table-cell>
          <table:table-cell table:formula="of:=([.F56]/[.A56])" office:value-type="float" office:value="0.293085933218197" calcext:value-type="float">
            <text:p>0,2930859332</text:p>
          </table:table-cell>
        </table:table-row>
        <table:table-row table:style-name="ro1">
          <table:table-cell office:value-type="float" office:value="524288000" calcext:value-type="float">
            <text:p>524288000</text:p>
          </table:table-cell>
          <table:table-cell office:value-type="float" office:value="306354757" calcext:value-type="float">
            <text:p>306354757</text:p>
          </table:table-cell>
          <table:table-cell table:formula="of:=([.B57]/[.A57])" office:value-type="float" office:value="0.584325326919556" calcext:value-type="float">
            <text:p>0,5843253269</text:p>
          </table:table-cell>
          <table:table-cell office:value-type="float" office:value="176310457" calcext:value-type="float">
            <text:p>176310457</text:p>
          </table:table-cell>
          <table:table-cell table:formula="of:=([.D57]/[.A57])" office:value-type="float" office:value="0.336285509109497" calcext:value-type="float">
            <text:p>0,3362855091</text:p>
          </table:table-cell>
          <table:table-cell office:value-type="float" office:value="153646486" calcext:value-type="float">
            <text:p>153646486</text:p>
          </table:table-cell>
          <table:table-cell table:formula="of:=([.F57]/[.A57])" office:value-type="float" office:value="0.293057415008545" calcext:value-type="float">
            <text:p>0,293057415</text:p>
          </table:table-cell>
        </table:table-row>
        <table:table-row table:style-name="ro1">
          <table:table-cell office:value-type="float" office:value="534773760" calcext:value-type="float">
            <text:p>534773760</text:p>
          </table:table-cell>
          <table:table-cell office:value-type="float" office:value="312481704" calcext:value-type="float">
            <text:p>312481704</text:p>
          </table:table-cell>
          <table:table-cell table:formula="of:=([.B58]/[.A58])" office:value-type="float" office:value="0.584325049905216" calcext:value-type="float">
            <text:p>0,5843250499</text:p>
          </table:table-cell>
          <table:table-cell office:value-type="float" office:value="179841358" calcext:value-type="float">
            <text:p>179841358</text:p>
          </table:table-cell>
          <table:table-cell table:formula="of:=([.D58]/[.A58])" office:value-type="float" office:value="0.336294282651415" calcext:value-type="float">
            <text:p>0,3362942827</text:p>
          </table:table-cell>
          <table:table-cell office:value-type="float" office:value="156703256" calcext:value-type="float">
            <text:p>156703256</text:p>
          </table:table-cell>
          <table:table-cell table:formula="of:=([.F58]/[.A58])" office:value-type="float" office:value="0.293027197145948" calcext:value-type="float">
            <text:p>0,2930271971</text:p>
          </table:table-cell>
        </table:table-row>
        <table:table-row table:style-name="ro1">
          <table:table-cell office:value-type="float" office:value="545259520" calcext:value-type="float">
            <text:p>545259520</text:p>
          </table:table-cell>
          <table:table-cell office:value-type="float" office:value="318602912" calcext:value-type="float">
            <text:p>318602912</text:p>
          </table:table-cell>
          <table:table-cell table:formula="of:=([.B59]/[.A59])" office:value-type="float" office:value="0.584314258282001" calcext:value-type="float">
            <text:p>0,5843142583</text:p>
          </table:table-cell>
          <table:table-cell office:value-type="float" office:value="183367034" calcext:value-type="float">
            <text:p>183367034</text:p>
          </table:table-cell>
          <table:table-cell table:formula="of:=([.D59]/[.A59])" office:value-type="float" office:value="0.336293136156522" calcext:value-type="float">
            <text:p>0,3362931362</text:p>
          </table:table-cell>
          <table:table-cell office:value-type="float" office:value="159766717" calcext:value-type="float">
            <text:p>159766717</text:p>
          </table:table-cell>
          <table:table-cell table:formula="of:=([.F59]/[.A59])" office:value-type="float" office:value="0.293010412729703" calcext:value-type="float">
            <text:p>0,2930104127</text:p>
          </table:table-cell>
        </table:table-row>
        <table:table-row table:style-name="ro1">
          <table:table-cell office:value-type="float" office:value="555745280" calcext:value-type="float">
            <text:p>555745280</text:p>
          </table:table-cell>
          <table:table-cell office:value-type="float" office:value="324722143" calcext:value-type="float">
            <text:p>324722143</text:p>
          </table:table-cell>
          <table:table-cell table:formula="of:=([.B60]/[.A60])" office:value-type="float" office:value="0.584300316504712" calcext:value-type="float">
            <text:p>0,5843003165</text:p>
          </table:table-cell>
          <table:table-cell office:value-type="float" office:value="186888154" calcext:value-type="float">
            <text:p>186888154</text:p>
          </table:table-cell>
          <table:table-cell table:formula="of:=([.D60]/[.A60])" office:value-type="float" office:value="0.336283834925238" calcext:value-type="float">
            <text:p>0,3362838349</text:p>
          </table:table-cell>
          <table:table-cell office:value-type="float" office:value="162825890" calcext:value-type="float">
            <text:p>162825890</text:p>
          </table:table-cell>
          <table:table-cell table:formula="of:=([.F60]/[.A60])" office:value-type="float" office:value="0.292986545922621" calcext:value-type="float">
            <text:p>0,2929865459</text:p>
          </table:table-cell>
        </table:table-row>
        <table:table-row table:style-name="ro1">
          <table:table-cell office:value-type="float" office:value="566231040" calcext:value-type="float">
            <text:p>566231040</text:p>
          </table:table-cell>
          <table:table-cell office:value-type="float" office:value="330843673" calcext:value-type="float">
            <text:p>330843673</text:p>
          </table:table-cell>
          <table:table-cell table:formula="of:=([.B61]/[.A61])" office:value-type="float" office:value="0.584290951269644" calcext:value-type="float">
            <text:p>0,5842909513</text:p>
          </table:table-cell>
          <table:table-cell office:value-type="float" office:value="190398715" calcext:value-type="float">
            <text:p>190398715</text:p>
          </table:table-cell>
          <table:table-cell table:formula="of:=([.D61]/[.A61])" office:value-type="float" office:value="0.336256230318988" calcext:value-type="float">
            <text:p>0,3362562303</text:p>
          </table:table-cell>
          <table:table-cell office:value-type="float" office:value="165872919" calcext:value-type="float">
            <text:p>165872919</text:p>
          </table:table-cell>
          <table:table-cell table:formula="of:=([.F61]/[.A61])" office:value-type="float" office:value="0.292942115995619" calcext:value-type="float">
            <text:p>0,292942116</text:p>
          </table:table-cell>
        </table:table-row>
        <table:table-row table:style-name="ro1">
          <table:table-cell office:value-type="float" office:value="576716800" calcext:value-type="float">
            <text:p>576716800</text:p>
          </table:table-cell>
          <table:table-cell office:value-type="float" office:value="336965708" calcext:value-type="float">
            <text:p>336965708</text:p>
          </table:table-cell>
          <table:table-cell table:formula="of:=([.B62]/[.A62])" office:value-type="float" office:value="0.584282802234996" calcext:value-type="float">
            <text:p>0,5842828022</text:p>
          </table:table-cell>
          <table:table-cell office:value-type="float" office:value="193906603" calcext:value-type="float">
            <text:p>193906603</text:p>
          </table:table-cell>
          <table:table-cell table:formula="of:=([.D62]/[.A62])" office:value-type="float" office:value="0.336224994659424" calcext:value-type="float">
            <text:p>0,3362249947</text:p>
          </table:table-cell>
          <table:table-cell office:value-type="float" office:value="168924750" calcext:value-type="float">
            <text:p>168924750</text:p>
          </table:table-cell>
          <table:table-cell table:formula="of:=([.F62]/[.A62])" office:value-type="float" office:value="0.292907628146085" calcext:value-type="float">
            <text:p>0,2929076281</text:p>
          </table:table-cell>
        </table:table-row>
        <table:table-row table:style-name="ro1">
          <table:table-cell office:value-type="float" office:value="587202560" calcext:value-type="float">
            <text:p>587202560</text:p>
          </table:table-cell>
          <table:table-cell office:value-type="float" office:value="343088324" calcext:value-type="float">
            <text:p>343088324</text:p>
          </table:table-cell>
          <table:table-cell table:formula="of:=([.B63]/[.A63])" office:value-type="float" office:value="0.584275933674404" calcext:value-type="float">
            <text:p>0,5842759337</text:p>
          </table:table-cell>
          <table:table-cell office:value-type="float" office:value="197414231" calcext:value-type="float">
            <text:p>197414231</text:p>
          </table:table-cell>
          <table:table-cell table:formula="of:=([.D63]/[.A63])" office:value-type="float" office:value="0.336194431781769" calcext:value-type="float">
            <text:p>0,3361944318</text:p>
          </table:table-cell>
          <table:table-cell office:value-type="float" office:value="171974814" calcext:value-type="float">
            <text:p>171974814</text:p>
          </table:table-cell>
          <table:table-cell table:formula="of:=([.F63]/[.A63])" office:value-type="float" office:value="0.292871362822396" calcext:value-type="float">
            <text:p>0,2928713628</text:p>
          </table:table-cell>
        </table:table-row>
        <table:table-row table:style-name="ro1">
          <table:table-cell office:value-type="float" office:value="597688320" calcext:value-type="float">
            <text:p>597688320</text:p>
          </table:table-cell>
          <table:table-cell office:value-type="float" office:value="349204967" calcext:value-type="float">
            <text:p>349204967</text:p>
          </table:table-cell>
          <table:table-cell table:formula="of:=([.B64]/[.A64])" office:value-type="float" office:value="0.584259312612969" calcext:value-type="float">
            <text:p>0,5842593126</text:p>
          </table:table-cell>
          <table:table-cell office:value-type="float" office:value="200913575" calcext:value-type="float">
            <text:p>200913575</text:p>
          </table:table-cell>
          <table:table-cell table:formula="of:=([.D64]/[.A64])" office:value-type="float" office:value="0.336151081219054" calcext:value-type="float">
            <text:p>0,3361510812</text:p>
          </table:table-cell>
          <table:table-cell office:value-type="float" office:value="175021648" calcext:value-type="float">
            <text:p>175021648</text:p>
          </table:table-cell>
          <table:table-cell table:formula="of:=([.F64]/[.A64])" office:value-type="float" office:value="0.292830965811746" calcext:value-type="float">
            <text:p>0,2928309658</text:p>
          </table:table-cell>
        </table:table-row>
        <table:table-row table:style-name="ro1">
          <table:table-cell office:value-type="float" office:value="608174080" calcext:value-type="float">
            <text:p>608174080</text:p>
          </table:table-cell>
          <table:table-cell office:value-type="float" office:value="355324723" calcext:value-type="float">
            <text:p>355324723</text:p>
          </table:table-cell>
          <table:table-cell table:formula="of:=([.B65]/[.A65])" office:value-type="float" office:value="0.584248383291836" calcext:value-type="float">
            <text:p>0,5842483833</text:p>
          </table:table-cell>
          <table:table-cell office:value-type="float" office:value="204419234" calcext:value-type="float">
            <text:p>204419234</text:p>
          </table:table-cell>
          <table:table-cell table:formula="of:=([.D65]/[.A65])" office:value-type="float" office:value="0.336119609043516" calcext:value-type="float">
            <text:p>0,336119609</text:p>
          </table:table-cell>
          <table:table-cell office:value-type="float" office:value="178072524" calcext:value-type="float">
            <text:p>178072524</text:p>
          </table:table-cell>
          <table:table-cell table:formula="of:=([.F65]/[.A65])" office:value-type="float" office:value="0.292798607924889" calcext:value-type="float">
            <text:p>0,2927986079</text:p>
          </table:table-cell>
        </table:table-row>
        <table:table-row table:style-name="ro1">
          <table:table-cell office:value-type="float" office:value="618659840" calcext:value-type="float">
            <text:p>618659840</text:p>
          </table:table-cell>
          <table:table-cell office:value-type="float" office:value="361442257" calcext:value-type="float">
            <text:p>361442257</text:p>
          </table:table-cell>
          <table:table-cell table:formula="of:=([.B66]/[.A66])" office:value-type="float" office:value="0.584234232821707" calcext:value-type="float">
            <text:p>0,5842342328</text:p>
          </table:table-cell>
          <table:table-cell office:value-type="float" office:value="207912283" calcext:value-type="float">
            <text:p>207912283</text:p>
          </table:table-cell>
          <table:table-cell table:formula="of:=([.D66]/[.A66])" office:value-type="float" office:value="0.336068820953369" calcext:value-type="float">
            <text:p>0,336068821</text:p>
          </table:table-cell>
          <table:table-cell office:value-type="float" office:value="181117836" calcext:value-type="float">
            <text:p>181117836</text:p>
          </table:table-cell>
          <table:table-cell table:formula="of:=([.F66]/[.A66])" office:value-type="float" office:value="0.292758353281829" calcext:value-type="float">
            <text:p>0,2927583533</text:p>
          </table:table-cell>
        </table:table-row>
        <table:table-row table:style-name="ro1">
          <table:table-cell office:value-type="float" office:value="629145600" calcext:value-type="float">
            <text:p>629145600</text:p>
          </table:table-cell>
          <table:table-cell office:value-type="float" office:value="367566523" calcext:value-type="float">
            <text:p>367566523</text:p>
          </table:table-cell>
          <table:table-cell table:formula="of:=([.B67]/[.A67])" office:value-type="float" office:value="0.584231254259745" calcext:value-type="float">
            <text:p>0,5842312543</text:p>
          </table:table-cell>
          <table:table-cell office:value-type="float" office:value="211422873" calcext:value-type="float">
            <text:p>211422873</text:p>
          </table:table-cell>
          <table:table-cell table:formula="of:=([.D67]/[.A67])" office:value-type="float" office:value="0.336047606468201" calcext:value-type="float">
            <text:p>0,3360476065</text:p>
          </table:table-cell>
          <table:table-cell office:value-type="float" office:value="184161748" calcext:value-type="float">
            <text:p>184161748</text:p>
          </table:table-cell>
          <table:table-cell table:formula="of:=([.F67]/[.A67])" office:value-type="float" office:value="0.292717215220133" calcext:value-type="float">
            <text:p>0,2927172152</text:p>
          </table:table-cell>
        </table:table-row>
        <table:table-row table:style-name="ro1">
          <table:table-cell office:value-type="float" office:value="639631360" calcext:value-type="float">
            <text:p>639631360</text:p>
          </table:table-cell>
          <table:table-cell office:value-type="float" office:value="373690883" calcext:value-type="float">
            <text:p>373690883</text:p>
          </table:table-cell>
          <table:table-cell table:formula="of:=([.B68]/[.A68])" office:value-type="float" office:value="0.584228520315202" calcext:value-type="float">
            <text:p>0,5842285203</text:p>
          </table:table-cell>
          <table:table-cell office:value-type="float" office:value="214928240" calcext:value-type="float">
            <text:p>214928240</text:p>
          </table:table-cell>
          <table:table-cell table:formula="of:=([.D68]/[.A68])" office:value-type="float" office:value="0.336018921899014" calcext:value-type="float">
            <text:p>0,3360189219</text:p>
          </table:table-cell>
          <table:table-cell office:value-type="float" office:value="187199062" calcext:value-type="float">
            <text:p>187199062</text:p>
          </table:table-cell>
          <table:table-cell table:formula="of:=([.F68]/[.A68])" office:value-type="float" office:value="0.292667110630723" calcext:value-type="float">
            <text:p>0,2926671106</text:p>
          </table:table-cell>
        </table:table-row>
        <table:table-row table:style-name="ro1">
          <table:table-cell office:value-type="float" office:value="650117120" calcext:value-type="float">
            <text:p>650117120</text:p>
          </table:table-cell>
          <table:table-cell office:value-type="float" office:value="379814901" calcext:value-type="float">
            <text:p>379814901</text:p>
          </table:table-cell>
          <table:table-cell table:formula="of:=([.B69]/[.A69])" office:value-type="float" office:value="0.584225348503359" calcext:value-type="float">
            <text:p>0,5842253485</text:p>
          </table:table-cell>
          <table:table-cell office:value-type="float" office:value="218437073" calcext:value-type="float">
            <text:p>218437073</text:p>
          </table:table-cell>
          <table:table-cell table:formula="of:=([.D69]/[.A69])" office:value-type="float" office:value="0.335996493985576" calcext:value-type="float">
            <text:p>0,335996494</text:p>
          </table:table-cell>
          <table:table-cell office:value-type="float" office:value="190238961" calcext:value-type="float">
            <text:p>190238961</text:p>
          </table:table-cell>
          <table:table-cell table:formula="of:=([.F69]/[.A69])" office:value-type="float" office:value="0.292622598525016" calcext:value-type="float">
            <text:p>0,2926225985</text:p>
          </table:table-cell>
        </table:table-row>
        <table:table-row table:style-name="ro1">
          <table:table-cell office:value-type="float" office:value="660602880" calcext:value-type="float">
            <text:p>660602880</text:p>
          </table:table-cell>
          <table:table-cell office:value-type="float" office:value="385939515" calcext:value-type="float">
            <text:p>385939515</text:p>
          </table:table-cell>
          <table:table-cell table:formula="of:=([.B70]/[.A70])" office:value-type="float" office:value="0.584223179590134" calcext:value-type="float">
            <text:p>0,5842231796</text:p>
          </table:table-cell>
          <table:table-cell office:value-type="float" office:value="221944461" calcext:value-type="float">
            <text:p>221944461</text:p>
          </table:table-cell>
          <table:table-cell table:formula="of:=([.D70]/[.A70])" office:value-type="float" office:value="0.335972590673537" calcext:value-type="float">
            <text:p>0,3359725907</text:p>
          </table:table-cell>
          <table:table-cell office:value-type="float" office:value="193274150" calcext:value-type="float">
            <text:p>193274150</text:p>
          </table:table-cell>
          <table:table-cell table:formula="of:=([.F70]/[.A70])" office:value-type="float" office:value="0.292572369651189" calcext:value-type="float">
            <text:p>0,2925723697</text:p>
          </table:table-cell>
        </table:table-row>
        <table:table-row table:style-name="ro1">
          <table:table-cell office:value-type="float" office:value="671088640" calcext:value-type="float">
            <text:p>671088640</text:p>
          </table:table-cell>
          <table:table-cell office:value-type="float" office:value="392063643" calcext:value-type="float">
            <text:p>392063643</text:p>
          </table:table-cell>
          <table:table-cell table:formula="of:=([.B71]/[.A71])" office:value-type="float" office:value="0.584220354259014" calcext:value-type="float">
            <text:p>0,5842203543</text:p>
          </table:table-cell>
          <table:table-cell office:value-type="float" office:value="225459128" calcext:value-type="float">
            <text:p>225459128</text:p>
          </table:table-cell>
          <table:table-cell table:formula="of:=([.D71]/[.A71])" office:value-type="float" office:value="0.335960280895233" calcext:value-type="float">
            <text:p>0,3359602809</text:p>
          </table:table-cell>
          <table:table-cell office:value-type="float" office:value="196304401" calcext:value-type="float">
            <text:p>196304401</text:p>
          </table:table-cell>
          <table:table-cell table:formula="of:=([.F71]/[.A71])" office:value-type="float" office:value="0.292516352236271" calcext:value-type="float">
            <text:p>0,2925163522</text:p>
          </table:table-cell>
        </table:table-row>
        <table:table-row table:style-name="ro1">
          <table:table-cell office:value-type="float" office:value="681574400" calcext:value-type="float">
            <text:p>681574400</text:p>
          </table:table-cell>
          <table:table-cell office:value-type="float" office:value="398191487" calcext:value-type="float">
            <text:p>398191487</text:p>
          </table:table-cell>
          <table:table-cell table:formula="of:=([.B72]/[.A72])" office:value-type="float" office:value="0.584223067943866" calcext:value-type="float">
            <text:p>0,5842230679</text:p>
          </table:table-cell>
          <table:table-cell office:value-type="float" office:value="232482720" calcext:value-type="float">
            <text:p>232482720</text:p>
          </table:table-cell>
          <table:table-cell table:formula="of:=([.D72]/[.A72])" office:value-type="float" office:value="0.341096613957332" calcext:value-type="float">
            <text:p>0,341096614</text:p>
          </table:table-cell>
          <table:table-cell office:value-type="float" office:value="197302502" calcext:value-type="float">
            <text:p>197302502</text:p>
          </table:table-cell>
          <table:table-cell table:formula="of:=([.F72]/[.A72])" office:value-type="float" office:value="0.28948050572322" calcext:value-type="float">
            <text:p>0,2894805057</text:p>
          </table:table-cell>
        </table:table-row>
        <table:table-row table:style-name="ro1">
          <table:table-cell office:value-type="float" office:value="692060160" calcext:value-type="float">
            <text:p>692060160</text:p>
          </table:table-cell>
          <table:table-cell office:value-type="float" office:value="404313236" calcext:value-type="float">
            <text:p>404313236</text:p>
          </table:table-cell>
          <table:table-cell table:formula="of:=([.B73]/[.A73])" office:value-type="float" office:value="0.584216892358029" calcext:value-type="float">
            <text:p>0,5842168924</text:p>
          </table:table-cell>
          <table:table-cell office:value-type="float" office:value="235985704" calcext:value-type="float">
            <text:p>235985704</text:p>
          </table:table-cell>
          <table:table-cell table:formula="of:=([.D73]/[.A73])" office:value-type="float" office:value="0.34099015900583" calcext:value-type="float">
            <text:p>0,340990159</text:p>
          </table:table-cell>
          <table:table-cell office:value-type="float" office:value="199330053" calcext:value-type="float">
            <text:p>199330053</text:p>
          </table:table-cell>
          <table:table-cell table:formula="of:=([.F73]/[.A73])" office:value-type="float" office:value="0.28802416974848" calcext:value-type="float">
            <text:p>0,2880241697</text:p>
          </table:table-cell>
        </table:table-row>
        <table:table-row table:style-name="ro1">
          <table:table-cell office:value-type="float" office:value="702545920" calcext:value-type="float">
            <text:p>702545920</text:p>
          </table:table-cell>
          <table:table-cell office:value-type="float" office:value="410436276" calcext:value-type="float">
            <text:p>410436276</text:p>
          </table:table-cell>
          <table:table-cell table:formula="of:=([.B74]/[.A74])" office:value-type="float" office:value="0.584212738720339" calcext:value-type="float">
            <text:p>0,5842127387</text:p>
          </table:table-cell>
          <table:table-cell office:value-type="float" office:value="239503667" calcext:value-type="float">
            <text:p>239503667</text:p>
          </table:table-cell>
          <table:table-cell table:formula="of:=([.D74]/[.A74])" office:value-type="float" office:value="0.340908202840321" calcext:value-type="float">
            <text:p>0,3409082028</text:p>
          </table:table-cell>
          <table:table-cell office:value-type="float" office:value="202362781" calcext:value-type="float">
            <text:p>202362781</text:p>
          </table:table-cell>
          <table:table-cell table:formula="of:=([.F74]/[.A74])" office:value-type="float" office:value="0.28804206990484" calcext:value-type="float">
            <text:p>0,2880420699</text:p>
          </table:table-cell>
        </table:table-row>
        <table:table-row table:style-name="ro1">
          <table:table-cell office:value-type="float" office:value="713031680" calcext:value-type="float">
            <text:p>713031680</text:p>
          </table:table-cell>
          <table:table-cell office:value-type="float" office:value="416558234" calcext:value-type="float">
            <text:p>416558234</text:p>
          </table:table-cell>
          <table:table-cell table:formula="of:=([.B75]/[.A75])" office:value-type="float" office:value="0.58420718978433" calcext:value-type="float">
            <text:p>0,5842071898</text:p>
          </table:table-cell>
          <table:table-cell office:value-type="float" office:value="243016414" calcext:value-type="float">
            <text:p>243016414</text:p>
          </table:table-cell>
          <table:table-cell table:formula="of:=([.D75]/[.A75])" office:value-type="float" office:value="0.340821341907277" calcext:value-type="float">
            <text:p>0,3408213419</text:p>
          </table:table-cell>
          <table:table-cell office:value-type="float" office:value="205390973" calcext:value-type="float">
            <text:p>205390973</text:p>
          </table:table-cell>
          <table:table-cell table:formula="of:=([.F75]/[.A75])" office:value-type="float" office:value="0.288053082017338" calcext:value-type="float">
            <text:p>0,288053082</text:p>
          </table:table-cell>
        </table:table-row>
        <table:table-row table:style-name="ro1">
          <table:table-cell office:value-type="float" office:value="723517440" calcext:value-type="float">
            <text:p>723517440</text:p>
          </table:table-cell>
          <table:table-cell office:value-type="float" office:value="422682574" calcext:value-type="float">
            <text:p>422682574</text:p>
          </table:table-cell>
          <table:table-cell table:formula="of:=([.B76]/[.A76])" office:value-type="float" office:value="0.584205093936644" calcext:value-type="float">
            <text:p>0,5842050939</text:p>
          </table:table-cell>
          <table:table-cell office:value-type="float" office:value="246521676" calcext:value-type="float">
            <text:p>246521676</text:p>
          </table:table-cell>
          <table:table-cell table:formula="of:=([.D76]/[.A76])" office:value-type="float" office:value="0.340726653389309" calcext:value-type="float">
            <text:p>0,3407266534</text:p>
          </table:table-cell>
          <table:table-cell office:value-type="float" office:value="208421898" calcext:value-type="float">
            <text:p>208421898</text:p>
          </table:table-cell>
          <table:table-cell table:formula="of:=([.F76]/[.A76])" office:value-type="float" office:value="0.288067552317744" calcext:value-type="float">
            <text:p>0,2880675523</text:p>
          </table:table-cell>
        </table:table-row>
        <table:table-row table:style-name="ro1">
          <table:table-cell office:value-type="float" office:value="734003200" calcext:value-type="float">
            <text:p>734003200</text:p>
          </table:table-cell>
          <table:table-cell office:value-type="float" office:value="428800006" calcext:value-type="float">
            <text:p>428800006</text:p>
          </table:table-cell>
          <table:table-cell table:formula="of:=([.B77]/[.A77])" office:value-type="float" office:value="0.584193646567208" calcext:value-type="float">
            <text:p>0,5841936466</text:p>
          </table:table-cell>
          <table:table-cell office:value-type="float" office:value="250023578" calcext:value-type="float">
            <text:p>250023578</text:p>
          </table:table-cell>
          <table:table-cell table:formula="of:=([.D77]/[.A77])" office:value-type="float" office:value="0.34063009262085" calcext:value-type="float">
            <text:p>0,3406300926</text:p>
          </table:table-cell>
          <table:table-cell office:value-type="float" office:value="211447601" calcext:value-type="float">
            <text:p>211447601</text:p>
          </table:table-cell>
          <table:table-cell table:formula="of:=([.F77]/[.A77])" office:value-type="float" office:value="0.288074494770595" calcext:value-type="float">
            <text:p>0,2880744948</text:p>
          </table:table-cell>
        </table:table-row>
        <table:table-row table:style-name="ro1">
          <table:table-cell office:value-type="float" office:value="744488960" calcext:value-type="float">
            <text:p>744488960</text:p>
          </table:table-cell>
          <table:table-cell office:value-type="float" office:value="434920383" calcext:value-type="float">
            <text:p>434920383</text:p>
          </table:table-cell>
          <table:table-cell table:formula="of:=([.B78]/[.A78])" office:value-type="float" office:value="0.584186477392492" calcext:value-type="float">
            <text:p>0,5841864774</text:p>
          </table:table-cell>
          <table:table-cell office:value-type="float" office:value="253521307" calcext:value-type="float">
            <text:p>253521307</text:p>
          </table:table-cell>
          <table:table-cell table:formula="of:=([.D78]/[.A78])" office:value-type="float" office:value="0.340530646686823" calcext:value-type="float">
            <text:p>0,3405306467</text:p>
          </table:table-cell>
          <table:table-cell office:value-type="float" office:value="214476639" calcext:value-type="float">
            <text:p>214476639</text:p>
          </table:table-cell>
          <table:table-cell table:formula="of:=([.F78]/[.A78])" office:value-type="float" office:value="0.288085721244275" calcext:value-type="float">
            <text:p>0,2880857212</text:p>
          </table:table-cell>
        </table:table-row>
        <table:table-row table:style-name="ro1">
          <table:table-cell office:value-type="float" office:value="754974720" calcext:value-type="float">
            <text:p>754974720</text:p>
          </table:table-cell>
          <table:table-cell office:value-type="float" office:value="441050531" calcext:value-type="float">
            <text:p>441050531</text:p>
          </table:table-cell>
          <table:table-cell table:formula="of:=([.B79]/[.A79])" office:value-type="float" office:value="0.58419244951672" calcext:value-type="float">
            <text:p>0,5841924495</text:p>
          </table:table-cell>
          <table:table-cell office:value-type="float" office:value="257014834" calcext:value-type="float">
            <text:p>257014834</text:p>
          </table:table-cell>
          <table:table-cell table:formula="of:=([.D79]/[.A79])" office:value-type="float" office:value="0.340428397390577" calcext:value-type="float">
            <text:p>0,3404283974</text:p>
          </table:table-cell>
          <table:table-cell office:value-type="float" office:value="217504063" calcext:value-type="float">
            <text:p>217504063</text:p>
          </table:table-cell>
          <table:table-cell table:formula="of:=([.F79]/[.A79])" office:value-type="float" office:value="0.288094498051537" calcext:value-type="float">
            <text:p>0,2880944981</text:p>
          </table:table-cell>
        </table:table-row>
        <table:table-row table:style-name="ro1">
          <table:table-cell office:value-type="float" office:value="765460480" calcext:value-type="float">
            <text:p>765460480</text:p>
          </table:table-cell>
          <table:table-cell office:value-type="float" office:value="447182265" calcext:value-type="float">
            <text:p>447182265</text:p>
          </table:table-cell>
          <table:table-cell table:formula="of:=([.B80]/[.A80])" office:value-type="float" office:value="0.584200329976539" calcext:value-type="float">
            <text:p>0,58420033</text:p>
          </table:table-cell>
          <table:table-cell office:value-type="float" office:value="260500510" calcext:value-type="float">
            <text:p>260500510</text:p>
          </table:table-cell>
          <table:table-cell table:formula="of:=([.D80]/[.A80])" office:value-type="float" office:value="0.340318692873602" calcext:value-type="float">
            <text:p>0,3403186929</text:p>
          </table:table-cell>
          <table:table-cell office:value-type="float" office:value="220524692" calcext:value-type="float">
            <text:p>220524692</text:p>
          </table:table-cell>
          <table:table-cell table:formula="of:=([.F80]/[.A80])" office:value-type="float" office:value="0.288094157388766" calcext:value-type="float">
            <text:p>0,2880941574</text:p>
          </table:table-cell>
        </table:table-row>
        <table:table-row table:style-name="ro1">
          <table:table-cell office:value-type="float" office:value="775946240" calcext:value-type="float">
            <text:p>775946240</text:p>
          </table:table-cell>
          <table:table-cell office:value-type="float" office:value="453315044" calcext:value-type="float">
            <text:p>453315044</text:p>
          </table:table-cell>
          <table:table-cell table:formula="of:=([.B81]/[.A81])" office:value-type="float" office:value="0.584209344193742" calcext:value-type="float">
            <text:p>0,5842093442</text:p>
          </table:table-cell>
          <table:table-cell office:value-type="float" office:value="263988364" calcext:value-type="float">
            <text:p>263988364</text:p>
          </table:table-cell>
          <table:table-cell table:formula="of:=([.D81]/[.A81])" office:value-type="float" office:value="0.34021476023906" calcext:value-type="float">
            <text:p>0,3402147602</text:p>
          </table:table-cell>
          <table:table-cell office:value-type="float" office:value="223550451" calcext:value-type="float">
            <text:p>223550451</text:p>
          </table:table-cell>
          <table:table-cell table:formula="of:=([.F81]/[.A81])" office:value-type="float" office:value="0.288100437215857" calcext:value-type="float">
            <text:p>0,2881004372</text:p>
          </table:table-cell>
        </table:table-row>
        <table:table-row table:style-name="ro1">
          <table:table-cell office:value-type="float" office:value="786432000" calcext:value-type="float">
            <text:p>786432000</text:p>
          </table:table-cell>
          <table:table-cell office:value-type="float" office:value="459444128" calcext:value-type="float">
            <text:p>459444128</text:p>
          </table:table-cell>
          <table:table-cell table:formula="of:=([.B82]/[.A82])" office:value-type="float" office:value="0.584213419596354" calcext:value-type="float">
            <text:p>0,5842134196</text:p>
          </table:table-cell>
          <table:table-cell office:value-type="float" office:value="267478736" calcext:value-type="float">
            <text:p>267478736</text:p>
          </table:table-cell>
          <table:table-cell table:formula="of:=([.D82]/[.A82])" office:value-type="float" office:value="0.34011680094401" calcext:value-type="float">
            <text:p>0,3401168009</text:p>
          </table:table-cell>
          <table:table-cell office:value-type="float" office:value="226572350" calcext:value-type="float">
            <text:p>226572350</text:p>
          </table:table-cell>
          <table:table-cell table:formula="of:=([.F82]/[.A82])" office:value-type="float" office:value="0.288101641337077" calcext:value-type="float">
            <text:p>0,2881016413</text:p>
          </table:table-cell>
        </table:table-row>
        <table:table-row table:style-name="ro1">
          <table:table-cell office:value-type="float" office:value="796917760" calcext:value-type="float">
            <text:p>796917760</text:p>
          </table:table-cell>
          <table:table-cell office:value-type="float" office:value="465572735" calcext:value-type="float">
            <text:p>465572735</text:p>
          </table:table-cell>
          <table:table-cell table:formula="of:=([.B83]/[.A83])" office:value-type="float" office:value="0.584216789195412" calcext:value-type="float">
            <text:p>0,5842167892</text:p>
          </table:table-cell>
          <table:table-cell office:value-type="float" office:value="270960408" calcext:value-type="float">
            <text:p>270960408</text:p>
          </table:table-cell>
          <table:table-cell table:formula="of:=([.D83]/[.A83])" office:value-type="float" office:value="0.340010502463893" calcext:value-type="float">
            <text:p>0,3400105025</text:p>
          </table:table-cell>
          <table:table-cell office:value-type="float" office:value="229589523" calcext:value-type="float">
            <text:p>229589523</text:p>
          </table:table-cell>
          <table:table-cell table:formula="of:=([.F83]/[.A83])" office:value-type="float" office:value="0.28809688342245" calcext:value-type="float">
            <text:p>0,2880968834</text:p>
          </table:table-cell>
        </table:table-row>
        <table:table-row table:style-name="ro1">
          <table:table-cell office:value-type="float" office:value="807403520" calcext:value-type="float">
            <text:p>807403520</text:p>
          </table:table-cell>
          <table:table-cell office:value-type="float" office:value="471693740" calcext:value-type="float">
            <text:p>471693740</text:p>
          </table:table-cell>
          <table:table-cell table:formula="of:=([.B84]/[.A84])" office:value-type="float" office:value="0.584210655905984" calcext:value-type="float">
            <text:p>0,5842106559</text:p>
          </table:table-cell>
          <table:table-cell office:value-type="float" office:value="274445736" calcext:value-type="float">
            <text:p>274445736</text:p>
          </table:table-cell>
          <table:table-cell table:formula="of:=([.D84]/[.A84])" office:value-type="float" office:value="0.339911493078455" calcext:value-type="float">
            <text:p>0,3399114931</text:p>
          </table:table-cell>
          <table:table-cell office:value-type="float" office:value="232602320" calcext:value-type="float">
            <text:p>232602320</text:p>
          </table:table-cell>
          <table:table-cell table:formula="of:=([.F84]/[.A84])" office:value-type="float" office:value="0.288086829247413" calcext:value-type="float">
            <text:p>0,2880868292</text:p>
          </table:table-cell>
        </table:table-row>
        <table:table-row table:style-name="ro1">
          <table:table-cell office:value-type="float" office:value="817889280" calcext:value-type="float">
            <text:p>817889280</text:p>
          </table:table-cell>
          <table:table-cell office:value-type="float" office:value="477811635" calcext:value-type="float">
            <text:p>477811635</text:p>
          </table:table-cell>
          <table:table-cell table:formula="of:=([.B85]/[.A85])" office:value-type="float" office:value="0.584200877409715" calcext:value-type="float">
            <text:p>0,5842008774</text:p>
          </table:table-cell>
          <table:table-cell office:value-type="float" office:value="277918642" calcext:value-type="float">
            <text:p>277918642</text:p>
          </table:table-cell>
          <table:table-cell table:formula="of:=([.D85]/[.A85])" office:value-type="float" office:value="0.339799834520389" calcext:value-type="float">
            <text:p>0,3397998345</text:p>
          </table:table-cell>
          <table:table-cell office:value-type="float" office:value="235620331" calcext:value-type="float">
            <text:p>235620331</text:p>
          </table:table-cell>
          <table:table-cell table:formula="of:=([.F85]/[.A85])" office:value-type="float" office:value="0.288083407817743" calcext:value-type="float">
            <text:p>0,2880834078</text:p>
          </table:table-cell>
        </table:table-row>
        <table:table-row table:style-name="ro1">
          <table:table-cell office:value-type="float" office:value="828375040" calcext:value-type="float">
            <text:p>828375040</text:p>
          </table:table-cell>
          <table:table-cell office:value-type="float" office:value="483927257" calcext:value-type="float">
            <text:p>483927257</text:p>
          </table:table-cell>
          <table:table-cell table:formula="of:=([.B86]/[.A86])" office:value-type="float" office:value="0.584188602544084" calcext:value-type="float">
            <text:p>0,5841886025</text:p>
          </table:table-cell>
          <table:table-cell office:value-type="float" office:value="281398722" calcext:value-type="float">
            <text:p>281398722</text:p>
          </table:table-cell>
          <table:table-cell table:formula="of:=([.D86]/[.A86])" office:value-type="float" office:value="0.3396996630898" calcext:value-type="float">
            <text:p>0,3396996631</text:p>
          </table:table-cell>
          <table:table-cell office:value-type="float" office:value="238630200" calcext:value-type="float">
            <text:p>238630200</text:p>
          </table:table-cell>
          <table:table-cell table:formula="of:=([.F86]/[.A86])" office:value-type="float" office:value="0.288070244125173" calcext:value-type="float">
            <text:p>0,2880702441</text:p>
          </table:table-cell>
        </table:table-row>
        <table:table-row table:style-name="ro1">
          <table:table-cell office:value-type="float" office:value="838860800" calcext:value-type="float">
            <text:p>838860800</text:p>
          </table:table-cell>
          <table:table-cell office:value-type="float" office:value="490044906" calcext:value-type="float">
            <text:p>490044906</text:p>
          </table:table-cell>
          <table:table-cell table:formula="of:=([.B87]/[.A87])" office:value-type="float" office:value="0.584179050922394" calcext:value-type="float">
            <text:p>0,5841790509</text:p>
          </table:table-cell>
          <table:table-cell office:value-type="float" office:value="284864873" calcext:value-type="float">
            <text:p>284864873</text:p>
          </table:table-cell>
          <table:table-cell table:formula="of:=([.D87]/[.A87])" office:value-type="float" office:value="0.339585391283035" calcext:value-type="float">
            <text:p>0,3395853913</text:p>
          </table:table-cell>
          <table:table-cell office:value-type="float" office:value="241640791" calcext:value-type="float">
            <text:p>241640791</text:p>
          </table:table-cell>
          <table:table-cell table:formula="of:=([.F87]/[.A87])" office:value-type="float" office:value="0.288058270215988" calcext:value-type="float">
            <text:p>0,2880582702</text:p>
          </table:table-cell>
        </table:table-row>
        <table:table-row table:style-name="ro1">
          <table:table-cell office:value-type="float" office:value="849346560" calcext:value-type="float">
            <text:p>849346560</text:p>
          </table:table-cell>
          <table:table-cell office:value-type="float" office:value="496160626" calcext:value-type="float">
            <text:p>496160626</text:p>
          </table:table-cell>
          <table:table-cell table:formula="of:=([.B88]/[.A88])" office:value-type="float" office:value="0.58416746398549" calcext:value-type="float">
            <text:p>0,584167464</text:p>
          </table:table-cell>
          <table:table-cell office:value-type="float" office:value="288321219" calcext:value-type="float">
            <text:p>288321219</text:p>
          </table:table-cell>
          <table:table-cell table:formula="of:=([.D88]/[.A88])" office:value-type="float" office:value="0.339462396833632" calcext:value-type="float">
            <text:p>0,3394623968</text:p>
          </table:table-cell>
          <table:table-cell office:value-type="float" office:value="244643742" calcext:value-type="float">
            <text:p>244643742</text:p>
          </table:table-cell>
          <table:table-cell table:formula="of:=([.F88]/[.A88])" office:value-type="float" office:value="0.288037596808539" calcext:value-type="float">
            <text:p>0,2880375968</text:p>
          </table:table-cell>
        </table:table-row>
        <table:table-row table:style-name="ro1">
          <table:table-cell office:value-type="float" office:value="859832320" calcext:value-type="float">
            <text:p>859832320</text:p>
          </table:table-cell>
          <table:table-cell office:value-type="float" office:value="502281740" calcext:value-type="float">
            <text:p>502281740</text:p>
          </table:table-cell>
          <table:table-cell table:formula="of:=([.B89]/[.A89])" office:value-type="float" office:value="0.584162432972978" calcext:value-type="float">
            <text:p>0,584162433</text:p>
          </table:table-cell>
          <table:table-cell office:value-type="float" office:value="291784068" calcext:value-type="float">
            <text:p>291784068</text:p>
          </table:table-cell>
          <table:table-cell table:formula="of:=([.D89]/[.A89])" office:value-type="float" office:value="0.339349965351384" calcext:value-type="float">
            <text:p>0,3393499654</text:p>
          </table:table-cell>
          <table:table-cell office:value-type="float" office:value="247647481" calcext:value-type="float">
            <text:p>247647481</text:p>
          </table:table-cell>
          <table:table-cell table:formula="of:=([.F89]/[.A89])" office:value-type="float" office:value="0.288018344088298" calcext:value-type="float">
            <text:p>0,2880183441</text:p>
          </table:table-cell>
        </table:table-row>
        <table:table-row table:style-name="ro1">
          <table:table-cell office:value-type="float" office:value="870318080" calcext:value-type="float">
            <text:p>870318080</text:p>
          </table:table-cell>
          <table:table-cell office:value-type="float" office:value="508405386" calcext:value-type="float">
            <text:p>508405386</text:p>
          </table:table-cell>
          <table:table-cell table:formula="of:=([.B90]/[.A90])" office:value-type="float" office:value="0.58416043247085" calcext:value-type="float">
            <text:p>0,5841604325</text:p>
          </table:table-cell>
          <table:table-cell office:value-type="float" office:value="295243447" calcext:value-type="float">
            <text:p>295243447</text:p>
          </table:table-cell>
          <table:table-cell table:formula="of:=([.D90]/[.A90])" office:value-type="float" office:value="0.339236256013434" calcext:value-type="float">
            <text:p>0,339236256</text:p>
          </table:table-cell>
          <table:table-cell office:value-type="float" office:value="250645755" calcext:value-type="float">
            <text:p>250645755</text:p>
          </table:table-cell>
          <table:table-cell table:formula="of:=([.F90]/[.A90])" office:value-type="float" office:value="0.287993275975607" calcext:value-type="float">
            <text:p>0,287993276</text:p>
          </table:table-cell>
        </table:table-row>
        <table:table-row table:style-name="ro1">
          <table:table-cell office:value-type="float" office:value="880803840" calcext:value-type="float">
            <text:p>880803840</text:p>
          </table:table-cell>
          <table:table-cell office:value-type="float" office:value="514530275" calcext:value-type="float">
            <text:p>514530275</text:p>
          </table:table-cell>
          <table:table-cell table:formula="of:=([.B91]/[.A91])" office:value-type="float" office:value="0.584159890810649" calcext:value-type="float">
            <text:p>0,5841598908</text:p>
          </table:table-cell>
          <table:table-cell office:value-type="float" office:value="298683434" calcext:value-type="float">
            <text:p>298683434</text:p>
          </table:table-cell>
          <table:table-cell table:formula="of:=([.D91]/[.A91])" office:value-type="float" office:value="0.339103237787882" calcext:value-type="float">
            <text:p>0,3391032378</text:p>
          </table:table-cell>
          <table:table-cell office:value-type="float" office:value="253637875" calcext:value-type="float">
            <text:p>253637875</text:p>
          </table:table-cell>
          <table:table-cell table:formula="of:=([.F91]/[.A91])" office:value-type="float" office:value="0.287961817923046" calcext:value-type="float">
            <text:p>0,2879618179</text:p>
          </table:table-cell>
        </table:table-row>
        <table:table-row table:style-name="ro1">
          <table:table-cell office:value-type="float" office:value="891289600" calcext:value-type="float">
            <text:p>891289600</text:p>
          </table:table-cell>
          <table:table-cell office:value-type="float" office:value="520648981" calcext:value-type="float">
            <text:p>520648981</text:p>
          </table:table-cell>
          <table:table-cell table:formula="of:=([.B92]/[.A92])" office:value-type="float" office:value="0.584152424756218" calcext:value-type="float">
            <text:p>0,5841524248</text:p>
          </table:table-cell>
          <table:table-cell office:value-type="float" office:value="302119973" calcext:value-type="float">
            <text:p>302119973</text:p>
          </table:table-cell>
          <table:table-cell table:formula="of:=([.D92]/[.A92])" office:value-type="float" office:value="0.338969480851117" calcext:value-type="float">
            <text:p>0,3389694809</text:p>
          </table:table-cell>
          <table:table-cell office:value-type="float" office:value="256628076" calcext:value-type="float">
            <text:p>256628076</text:p>
          </table:table-cell>
          <table:table-cell table:formula="of:=([.F92]/[.A92])" office:value-type="float" office:value="0.287928946999942" calcext:value-type="float">
            <text:p>0,287928947</text:p>
          </table:table-cell>
        </table:table-row>
        <table:table-row table:style-name="ro1">
          <table:table-cell office:value-type="float" office:value="901775360" calcext:value-type="float">
            <text:p>901775360</text:p>
          </table:table-cell>
          <table:table-cell office:value-type="float" office:value="526765477" calcext:value-type="float">
            <text:p>526765477</text:p>
          </table:table-cell>
          <table:table-cell table:formula="of:=([.B93]/[.A93])" office:value-type="float" office:value="0.584142681609753" calcext:value-type="float">
            <text:p>0,5841426816</text:p>
          </table:table-cell>
          <table:table-cell office:value-type="float" office:value="305547892" calcext:value-type="float">
            <text:p>305547892</text:p>
          </table:table-cell>
          <table:table-cell table:formula="of:=([.D93]/[.A93])" office:value-type="float" office:value="0.338829275619152" calcext:value-type="float">
            <text:p>0,3388292756</text:p>
          </table:table-cell>
          <table:table-cell office:value-type="float" office:value="259615142" calcext:value-type="float">
            <text:p>259615142</text:p>
          </table:table-cell>
          <table:table-cell table:formula="of:=([.F93]/[.A93])" office:value-type="float" office:value="0.287893364041351" calcext:value-type="float">
            <text:p>0,287893364</text:p>
          </table:table-cell>
        </table:table-row>
        <table:table-row table:style-name="ro1">
          <table:table-cell office:value-type="float" office:value="912261120" calcext:value-type="float">
            <text:p>912261120</text:p>
          </table:table-cell>
          <table:table-cell office:value-type="float" office:value="532883858" calcext:value-type="float">
            <text:p>532883858</text:p>
          </table:table-cell>
          <table:table-cell table:formula="of:=([.B94]/[.A94])" office:value-type="float" office:value="0.584135228738017" calcext:value-type="float">
            <text:p>0,5841352287</text:p>
          </table:table-cell>
          <table:table-cell office:value-type="float" office:value="308968770" calcext:value-type="float">
            <text:p>308968770</text:p>
          </table:table-cell>
          <table:table-cell table:formula="of:=([.D94]/[.A94])" office:value-type="float" office:value="0.338684575311069" calcext:value-type="float">
            <text:p>0,3386845753</text:p>
          </table:table-cell>
          <table:table-cell office:value-type="float" office:value="262597781" calcext:value-type="float">
            <text:p>262597781</text:p>
          </table:table-cell>
          <table:table-cell table:formula="of:=([.F94]/[.A94])" office:value-type="float" office:value="0.287853746304567" calcext:value-type="float">
            <text:p>0,2878537463</text:p>
          </table:table-cell>
        </table:table-row>
        <table:table-row table:style-name="ro1">
          <table:table-cell office:value-type="float" office:value="922746880" calcext:value-type="float">
            <text:p>922746880</text:p>
          </table:table-cell>
          <table:table-cell office:value-type="float" office:value="538991136" calcext:value-type="float">
            <text:p>538991136</text:p>
          </table:table-cell>
          <table:table-cell table:formula="of:=([.B95]/[.A95])" office:value-type="float" office:value="0.584115912697532" calcext:value-type="float">
            <text:p>0,5841159127</text:p>
          </table:table-cell>
          <table:table-cell office:value-type="float" office:value="312367509" calcext:value-type="float">
            <text:p>312367509</text:p>
          </table:table-cell>
          <table:table-cell table:formula="of:=([.D95]/[.A95])" office:value-type="float" office:value="0.338519171151248" calcext:value-type="float">
            <text:p>0,3385191712</text:p>
          </table:table-cell>
          <table:table-cell office:value-type="float" office:value="265564979" calcext:value-type="float">
            <text:p>265564979</text:p>
          </table:table-cell>
          <table:table-cell table:formula="of:=([.F95]/[.A95])" office:value-type="float" office:value="0.287798295237801" calcext:value-type="float">
            <text:p>0,2877982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UY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6:25:12.452944021</meta:creation-date>
    <meta:generator>LibreOffice/5.1.6.2$Linux_X86_64 LibreOffice_project/10m0$Build-2</meta:generator>
    <dc:date>2017-11-30T16:43:12.323663970</dc:date>
    <meta:editing-duration>PT17M57S</meta:editing-duration>
    <meta:editing-cycles>5</meta:editing-cycles>
    <meta:document-statistic meta:table-count="1" meta:cell-count="6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column-mapping="0 1 3 2" chart:style-name="ch1">
        <chart:legend chart:legend-position="end" svg:x="12.997cm" svg:y="3.706cm" style:legend-expansion="high" chart:style-name="ch2"/>
        <chart:plot-area chart:style-name="ch3" table:cell-range-address="Hoja1.A8:Hoja1.A95 Hoja1.C7:Hoja1.C95 Hoja1.G7:Hoja1.G95 Hoja1.E7:Hoja1.E95" chart:data-source-has-labels="row" svg:x="1.331cm" svg:y="0.18cm" svg:width="11.346cm" svg:height="7.665cm">
          <chartooo:coordinate-region svg:x="2.058cm" svg:y="0.38cm" svg:width="10.619cm" svg:height="7.266cm"/>
          <chart:axis chart:dimension="x" chart:name="primary-x" chart:style-name="ch4">
            <chart:title svg:x="6.021cm" svg:y="8.025cm" chart:style-name="ch5">
              <text:p>Bytes Leidos</text:p>
            </chart:title>
          </chart:axis>
          <chart:axis chart:dimension="y" chart:name="primary-y" chart:style-name="ch6">
            <chart:title svg:x="0.451cm" svg:y="6.12cm" chart:style-name="ch7">
              <text:p>Bytes Escritos / Bytes Leidos</text:p>
            </chart:title>
            <chart:grid chart:style-name="ch8" chart:class="major"/>
          </chart:axis>
          <chart:series chart:style-name="ch9" chart:values-cell-range-address="Hoja1.C8:Hoja1.C95" chart:label-cell-address="Hoja1.C7:Hoja1.C7" chart:class="chart:scatter">
            <chart:domain table:cell-range-address="Hoja1.A8:Hoja1.A95"/>
            <chart:data-point chart:repeated="88"/>
          </chart:series>
          <chart:series chart:style-name="ch10" chart:values-cell-range-address="Hoja1.G8:Hoja1.G95" chart:label-cell-address="Hoja1.G7:Hoja1.G7" chart:class="chart:scatter">
            <chart:data-point chart:repeated="88"/>
          </chart:series>
          <chart:series chart:style-name="ch11" chart:values-cell-range-address="Hoja1.E8:Hoja1.E95" chart:label-cell-address="Hoja1.E7:Hoja1.E7" chart:class="chart:scatter">
            <chart:data-point chart:repeated="8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asa K = 0</text:p>
                <draw:g>
                  <svg:desc>Hoja1.C7:Hoja1.C7</svg:desc>
                </draw:g>
              </table:table-cell>
              <table:table-cell office:value-type="string">
                <text:p>Tasa K = 2</text:p>
                <draw:g>
                  <svg:desc>Hoja1.G7:Hoja1.G7</svg:desc>
                </draw:g>
              </table:table-cell>
              <table:table-cell office:value-type="string">
                <text:p>Tasa K = 1</text:p>
                <draw:g>
                  <svg:desc>Hoja1.E7:Hoj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85760">
                <text:p>10485760</text:p>
                <draw:g>
                  <svg:desc>Hoja1.A8:Hoja1.A95</svg:desc>
                </draw:g>
              </table:table-cell>
              <table:table-cell office:value-type="float" office:value="0.580278587341309">
                <text:p>0.580278587341309</text:p>
                <draw:g>
                  <svg:desc>Hoja1.C8:Hoja1.C95</svg:desc>
                </draw:g>
              </table:table-cell>
              <table:table-cell office:value-type="float" office:value="0.295598793029785">
                <text:p>0.295598793029785</text:p>
                <draw:g>
                  <svg:desc>Hoja1.G8:Hoja1.G95</svg:desc>
                </draw:g>
              </table:table-cell>
              <table:table-cell office:value-type="float" office:value="0.328349304199219">
                <text:p>0.328349304199219</text:p>
                <draw:g>
                  <svg:desc>Hoja1.E8:Hoja1.E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71520">
                <text:p>20971520</text:p>
              </table:table-cell>
              <table:table-cell office:value-type="float" office:value="0.580507326126099">
                <text:p>0.580507326126099</text:p>
              </table:table-cell>
              <table:table-cell office:value-type="float" office:value="0.292054176330566">
                <text:p>0.292054176330566</text:p>
              </table:table-cell>
              <table:table-cell office:value-type="float" office:value="0.327994537353516">
                <text:p>0.327994537353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457280">
                <text:p>31457280</text:p>
              </table:table-cell>
              <table:table-cell office:value-type="float" office:value="0.580725828806559">
                <text:p>0.580725828806559</text:p>
              </table:table-cell>
              <table:table-cell office:value-type="float" office:value="0.290867137908935">
                <text:p>0.290867137908935</text:p>
              </table:table-cell>
              <table:table-cell office:value-type="float" office:value="0.328343645731608">
                <text:p>0.328343645731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0">
                <text:p>41943040</text:p>
              </table:table-cell>
              <table:table-cell office:value-type="float" office:value="0.580918717384338">
                <text:p>0.580918717384338</text:p>
              </table:table-cell>
              <table:table-cell office:value-type="float" office:value="0.290366125106812">
                <text:p>0.290366125106812</text:p>
              </table:table-cell>
              <table:table-cell office:value-type="float" office:value="0.328941297531128">
                <text:p>0.328941297531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28800">
                <text:p>52428800</text:p>
              </table:table-cell>
              <table:table-cell office:value-type="float" office:value="0.581047706604004">
                <text:p>0.581047706604004</text:p>
              </table:table-cell>
              <table:table-cell office:value-type="float" office:value="0.289915351867676">
                <text:p>0.289915351867676</text:p>
              </table:table-cell>
              <table:table-cell office:value-type="float" office:value="0.32922248840332">
                <text:p>0.32922248840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914560">
                <text:p>62914560</text:p>
              </table:table-cell>
              <table:table-cell office:value-type="float" office:value="0.581159162521362">
                <text:p>0.581159162521362</text:p>
              </table:table-cell>
              <table:table-cell office:value-type="float" office:value="0.28976092338562">
                <text:p>0.28976092338562</text:p>
              </table:table-cell>
              <table:table-cell office:value-type="float" office:value="0.329384215672811">
                <text:p>0.329384215672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400320">
                <text:p>73400320</text:p>
              </table:table-cell>
              <table:table-cell office:value-type="float" office:value="0.581337342943464">
                <text:p>0.581337342943464</text:p>
              </table:table-cell>
              <table:table-cell office:value-type="float" office:value="0.289593533107213">
                <text:p>0.289593533107213</text:p>
              </table:table-cell>
              <table:table-cell office:value-type="float" office:value="0.329770251682826">
                <text:p>0.329770251682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80">
                <text:p>83886080</text:p>
              </table:table-cell>
              <table:table-cell office:value-type="float" office:value="0.58154616355896">
                <text:p>0.58154616355896</text:p>
              </table:table-cell>
              <table:table-cell office:value-type="float" office:value="0.289658796787262">
                <text:p>0.289658796787262</text:p>
              </table:table-cell>
              <table:table-cell office:value-type="float" office:value="0.330119693279266">
                <text:p>0.330119693279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371840">
                <text:p>94371840</text:p>
              </table:table-cell>
              <table:table-cell office:value-type="float" office:value="0.581793806287977">
                <text:p>0.581793806287977</text:p>
              </table:table-cell>
              <table:table-cell office:value-type="float" office:value="0.289848168690999">
                <text:p>0.289848168690999</text:p>
              </table:table-cell>
              <table:table-cell office:value-type="float" office:value="0.3304015689426">
                <text:p>0.3304015689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857600">
                <text:p>104857600</text:p>
              </table:table-cell>
              <table:table-cell office:value-type="float" office:value="0.582007522583008">
                <text:p>0.582007522583008</text:p>
              </table:table-cell>
              <table:table-cell office:value-type="float" office:value="0.28993221282959">
                <text:p>0.28993221282959</text:p>
              </table:table-cell>
              <table:table-cell office:value-type="float" office:value="0.330724382400513">
                <text:p>0.330724382400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343360">
                <text:p>115343360</text:p>
              </table:table-cell>
              <table:table-cell office:value-type="float" office:value="0.58220836466009">
                <text:p>0.58220836466009</text:p>
              </table:table-cell>
              <table:table-cell office:value-type="float" office:value="0.290087925304066">
                <text:p>0.290087925304066</text:p>
              </table:table-cell>
              <table:table-cell office:value-type="float" office:value="0.33108531778509">
                <text:p>0.33108531778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829120">
                <text:p>125829120</text:p>
              </table:table-cell>
              <table:table-cell office:value-type="float" office:value="0.582350651423136">
                <text:p>0.582350651423136</text:p>
              </table:table-cell>
              <table:table-cell office:value-type="float" office:value="0.290258510907491">
                <text:p>0.290258510907491</text:p>
              </table:table-cell>
              <table:table-cell office:value-type="float" office:value="0.331361619631449">
                <text:p>0.331361619631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314880">
                <text:p>136314880</text:p>
              </table:table-cell>
              <table:table-cell office:value-type="float" office:value="0.582457043574407">
                <text:p>0.582457043574407</text:p>
              </table:table-cell>
              <table:table-cell office:value-type="float" office:value="0.290430281712459">
                <text:p>0.290430281712459</text:p>
              </table:table-cell>
              <table:table-cell office:value-type="float" office:value="0.331653191493108">
                <text:p>0.331653191493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800640">
                <text:p>146800640</text:p>
              </table:table-cell>
              <table:table-cell office:value-type="float" office:value="0.582607105800084">
                <text:p>0.582607105800084</text:p>
              </table:table-cell>
              <table:table-cell office:value-type="float" office:value="0.290573106493269">
                <text:p>0.290573106493269</text:p>
              </table:table-cell>
              <table:table-cell office:value-type="float" office:value="0.331963416508266">
                <text:p>0.331963416508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286400">
                <text:p>157286400</text:p>
              </table:table-cell>
              <table:table-cell office:value-type="float" office:value="0.582721239725749">
                <text:p>0.582721239725749</text:p>
              </table:table-cell>
              <table:table-cell office:value-type="float" office:value="0.290783920288086">
                <text:p>0.290783920288086</text:p>
              </table:table-cell>
              <table:table-cell office:value-type="float" office:value="0.332256895701091">
                <text:p>0.332256895701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772160">
                <text:p>167772160</text:p>
              </table:table-cell>
              <table:table-cell office:value-type="float" office:value="0.582818430662155">
                <text:p>0.582818430662155</text:p>
              </table:table-cell>
              <table:table-cell office:value-type="float" office:value="0.290976297855377">
                <text:p>0.290976297855377</text:p>
              </table:table-cell>
              <table:table-cell office:value-type="float" office:value="0.332502031326294">
                <text:p>0.332502031326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257920">
                <text:p>178257920</text:p>
              </table:table-cell>
              <table:table-cell office:value-type="float" office:value="0.582913572647992">
                <text:p>0.582913572647992</text:p>
              </table:table-cell>
              <table:table-cell office:value-type="float" office:value="0.291122991898481">
                <text:p>0.291122991898481</text:p>
              </table:table-cell>
              <table:table-cell office:value-type="float" office:value="0.332768832936006">
                <text:p>0.332768832936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743680">
                <text:p>188743680</text:p>
              </table:table-cell>
              <table:table-cell office:value-type="float" office:value="0.583017142613729">
                <text:p>0.583017142613729</text:p>
              </table:table-cell>
              <table:table-cell office:value-type="float" office:value="0.291283475028144">
                <text:p>0.291283475028144</text:p>
              </table:table-cell>
              <table:table-cell office:value-type="float" office:value="0.33302616013421">
                <text:p>0.33302616013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229440">
                <text:p>199229440</text:p>
              </table:table-cell>
              <table:table-cell office:value-type="float" office:value="0.583107576872173">
                <text:p>0.583107576872173</text:p>
              </table:table-cell>
              <table:table-cell office:value-type="float" office:value="0.291453602439479">
                <text:p>0.291453602439479</text:p>
              </table:table-cell>
              <table:table-cell office:value-type="float" office:value="0.333260330400969">
                <text:p>0.333260330400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200">
                <text:p>209715200</text:p>
              </table:table-cell>
              <table:table-cell office:value-type="float" office:value="0.583191747665405">
                <text:p>0.583191747665405</text:p>
              </table:table-cell>
              <table:table-cell office:value-type="float" office:value="0.291616826057434">
                <text:p>0.291616826057434</text:p>
              </table:table-cell>
              <table:table-cell office:value-type="float" office:value="0.333453130722046">
                <text:p>0.333453130722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200960">
                <text:p>220200960</text:p>
              </table:table-cell>
              <table:table-cell office:value-type="float" office:value="0.583278170086089">
                <text:p>0.583278170086089</text:p>
              </table:table-cell>
              <table:table-cell office:value-type="float" office:value="0.291739999680292">
                <text:p>0.291739999680292</text:p>
              </table:table-cell>
              <table:table-cell office:value-type="float" office:value="0.33366162436349">
                <text:p>0.33366162436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686720">
                <text:p>230686720</text:p>
              </table:table-cell>
              <table:table-cell office:value-type="float" office:value="0.583380265669389">
                <text:p>0.583380265669389</text:p>
              </table:table-cell>
              <table:table-cell office:value-type="float" office:value="0.291894565929066">
                <text:p>0.291894565929066</text:p>
              </table:table-cell>
              <table:table-cell office:value-type="float" office:value="0.333868369189176">
                <text:p>0.33386836918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1172480">
                <text:p>241172480</text:p>
              </table:table-cell>
              <table:table-cell office:value-type="float" office:value="0.583462006112804">
                <text:p>0.583462006112804</text:p>
              </table:table-cell>
              <table:table-cell office:value-type="float" office:value="0.292028029068657">
                <text:p>0.292028029068657</text:p>
              </table:table-cell>
              <table:table-cell office:value-type="float" office:value="0.334025548852008">
                <text:p>0.334025548852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658240">
                <text:p>251658240</text:p>
              </table:table-cell>
              <table:table-cell office:value-type="float" office:value="0.583544127146403">
                <text:p>0.583544127146403</text:p>
              </table:table-cell>
              <table:table-cell office:value-type="float" office:value="0.292148466904958">
                <text:p>0.292148466904958</text:p>
              </table:table-cell>
              <table:table-cell office:value-type="float" office:value="0.334175602595011">
                <text:p>0.334175602595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144000">
                <text:p>262144000</text:p>
              </table:table-cell>
              <table:table-cell office:value-type="float" office:value="0.583625">
                <text:p>0.583625</text:p>
              </table:table-cell>
              <table:table-cell office:value-type="float" office:value="0.292241687774658">
                <text:p>0.292241687774658</text:p>
              </table:table-cell>
              <table:table-cell office:value-type="float" office:value="0.334317882537842">
                <text:p>0.334317882537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629760">
                <text:p>272629760</text:p>
              </table:table-cell>
              <table:table-cell office:value-type="float" office:value="0.58369958950923">
                <text:p>0.58369958950923</text:p>
              </table:table-cell>
              <table:table-cell office:value-type="float" office:value="0.292371375744159">
                <text:p>0.292371375744159</text:p>
              </table:table-cell>
              <table:table-cell office:value-type="float" office:value="0.334485512513381">
                <text:p>0.334485512513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115520">
                <text:p>283115520</text:p>
              </table:table-cell>
              <table:table-cell office:value-type="float" office:value="0.583773549397786">
                <text:p>0.583773549397786</text:p>
              </table:table-cell>
              <table:table-cell office:value-type="float" office:value="0.2924747855575">
                <text:p>0.2924747855575</text:p>
              </table:table-cell>
              <table:table-cell office:value-type="float" office:value="0.334620196731002">
                <text:p>0.334620196731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601280">
                <text:p>293601280</text:p>
              </table:table-cell>
              <table:table-cell office:value-type="float" office:value="0.583842100415911">
                <text:p>0.583842100415911</text:p>
              </table:table-cell>
              <table:table-cell office:value-type="float" office:value="0.29256774697985">
                <text:p>0.29256774697985</text:p>
              </table:table-cell>
              <table:table-cell office:value-type="float" office:value="0.334730584280831">
                <text:p>0.334730584280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087040">
                <text:p>304087040</text:p>
              </table:table-cell>
              <table:table-cell office:value-type="float" office:value="0.583911691862961">
                <text:p>0.583911691862961</text:p>
              </table:table-cell>
              <table:table-cell office:value-type="float" office:value="0.292671933667413">
                <text:p>0.292671933667413</text:p>
              </table:table-cell>
              <table:table-cell office:value-type="float" office:value="0.334847042478364">
                <text:p>0.334847042478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4572800">
                <text:p>314572800</text:p>
              </table:table-cell>
              <table:table-cell office:value-type="float" office:value="0.583969860076904">
                <text:p>0.583969860076904</text:p>
              </table:table-cell>
              <table:table-cell office:value-type="float" office:value="0.292770522435506">
                <text:p>0.292770522435506</text:p>
              </table:table-cell>
              <table:table-cell office:value-type="float" office:value="0.334979203542074">
                <text:p>0.334979203542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058560">
                <text:p>325058560</text:p>
              </table:table-cell>
              <table:table-cell office:value-type="float" office:value="0.584015117153045">
                <text:p>0.584015117153045</text:p>
              </table:table-cell>
              <table:table-cell office:value-type="float" office:value="0.292853272345758">
                <text:p>0.292853272345758</text:p>
              </table:table-cell>
              <table:table-cell office:value-type="float" office:value="0.335088086897327">
                <text:p>0.335088086897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544320">
                <text:p>335544320</text:p>
              </table:table-cell>
              <table:table-cell office:value-type="float" office:value="0.584065276384354">
                <text:p>0.584065276384354</text:p>
              </table:table-cell>
              <table:table-cell office:value-type="float" office:value="0.292917397618294">
                <text:p>0.292917397618294</text:p>
              </table:table-cell>
              <table:table-cell office:value-type="float" office:value="0.335160171985626">
                <text:p>0.335160171985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6030080">
                <text:p>346030080</text:p>
              </table:table-cell>
              <table:table-cell office:value-type="float" office:value="0.584112840710264">
                <text:p>0.584112840710264</text:p>
              </table:table-cell>
              <table:table-cell office:value-type="float" office:value="0.29296672705448">
                <text:p>0.29296672705448</text:p>
              </table:table-cell>
              <table:table-cell office:value-type="float" office:value="0.33526036233613">
                <text:p>0.335260362336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6515840">
                <text:p>356515840</text:p>
              </table:table-cell>
              <table:table-cell office:value-type="float" office:value="0.584162232455085">
                <text:p>0.584162232455085</text:p>
              </table:table-cell>
              <table:table-cell office:value-type="float" office:value="0.293004024730009">
                <text:p>0.293004024730009</text:p>
              </table:table-cell>
              <table:table-cell office:value-type="float" office:value="0.335367082147037">
                <text:p>0.33536708214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7001600">
                <text:p>367001600</text:p>
              </table:table-cell>
              <table:table-cell office:value-type="float" office:value="0.584206660134452">
                <text:p>0.584206660134452</text:p>
              </table:table-cell>
              <table:table-cell office:value-type="float" office:value="0.293034719739641">
                <text:p>0.293034719739641</text:p>
              </table:table-cell>
              <table:table-cell office:value-type="float" office:value="0.335465673719134">
                <text:p>0.335465673719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7487360">
                <text:p>377487360</text:p>
              </table:table-cell>
              <table:table-cell office:value-type="float" office:value="0.584247756004334">
                <text:p>0.584247756004334</text:p>
              </table:table-cell>
              <table:table-cell office:value-type="float" office:value="0.293067818217807">
                <text:p>0.293067818217807</text:p>
              </table:table-cell>
              <table:table-cell office:value-type="float" office:value="0.335558536317613">
                <text:p>0.335558536317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973120">
                <text:p>387973120</text:p>
              </table:table-cell>
              <table:table-cell office:value-type="float" office:value="0.584247498898893">
                <text:p>0.584247498898893</text:p>
              </table:table-cell>
              <table:table-cell office:value-type="float" office:value="0.293087637102282">
                <text:p>0.293087637102282</text:p>
              </table:table-cell>
              <table:table-cell office:value-type="float" office:value="0.335635582176415">
                <text:p>0.335635582176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8458880">
                <text:p>398458880</text:p>
              </table:table-cell>
              <table:table-cell office:value-type="float" office:value="0.584260308115106">
                <text:p>0.584260308115106</text:p>
              </table:table-cell>
              <table:table-cell office:value-type="float" office:value="0.293097674219232">
                <text:p>0.293097674219232</text:p>
              </table:table-cell>
              <table:table-cell office:value-type="float" office:value="0.335719665728117">
                <text:p>0.335719665728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8944640">
                <text:p>408944640</text:p>
              </table:table-cell>
              <table:table-cell office:value-type="float" office:value="0.584272514245449">
                <text:p>0.584272514245449</text:p>
              </table:table-cell>
              <table:table-cell office:value-type="float" office:value="0.293107668558756">
                <text:p>0.293107668558756</text:p>
              </table:table-cell>
              <table:table-cell office:value-type="float" office:value="0.335802163833227">
                <text:p>0.335802163833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9430400">
                <text:p>419430400</text:p>
              </table:table-cell>
              <table:table-cell office:value-type="float" office:value="0.584287550449371">
                <text:p>0.584287550449371</text:p>
              </table:table-cell>
              <table:table-cell office:value-type="float" office:value="0.293120007514954">
                <text:p>0.293120007514954</text:p>
              </table:table-cell>
              <table:table-cell office:value-type="float" office:value="0.335898098945618">
                <text:p>0.335898098945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9916160">
                <text:p>429916160</text:p>
              </table:table-cell>
              <table:table-cell office:value-type="float" office:value="0.584279141774992">
                <text:p>0.584279141774992</text:p>
              </table:table-cell>
              <table:table-cell office:value-type="float" office:value="0.293134210167862">
                <text:p>0.293134210167862</text:p>
              </table:table-cell>
              <table:table-cell office:value-type="float" office:value="0.335964514569538">
                <text:p>0.335964514569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0401920">
                <text:p>440401920</text:p>
              </table:table-cell>
              <table:table-cell office:value-type="float" office:value="0.584278306506929">
                <text:p>0.584278306506929</text:p>
              </table:table-cell>
              <table:table-cell office:value-type="float" office:value="0.293161158334641">
                <text:p>0.293161158334641</text:p>
              </table:table-cell>
              <table:table-cell office:value-type="float" office:value="0.336023780277797">
                <text:p>0.336023780277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0887680">
                <text:p>450887680</text:p>
              </table:table-cell>
              <table:table-cell office:value-type="float" office:value="0.584282952685689">
                <text:p>0.584282952685689</text:p>
              </table:table-cell>
              <table:table-cell office:value-type="float" office:value="0.2931679304256">
                <text:p>0.2931679304256</text:p>
              </table:table-cell>
              <table:table-cell office:value-type="float" office:value="0.336103996010714">
                <text:p>0.336103996010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1373440">
                <text:p>461373440</text:p>
              </table:table-cell>
              <table:table-cell office:value-type="float" office:value="0.584295957738703">
                <text:p>0.584295957738703</text:p>
              </table:table-cell>
              <table:table-cell office:value-type="float" office:value="0.293178116191517">
                <text:p>0.293178116191517</text:p>
              </table:table-cell>
              <table:table-cell office:value-type="float" office:value="0.336177561499856">
                <text:p>0.336177561499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1859200">
                <text:p>471859200</text:p>
              </table:table-cell>
              <table:table-cell office:value-type="float" office:value="0.584303362104628">
                <text:p>0.584303362104628</text:p>
              </table:table-cell>
              <table:table-cell office:value-type="float" office:value="0.293162481519911">
                <text:p>0.293162481519911</text:p>
              </table:table-cell>
              <table:table-cell office:value-type="float" office:value="0.336202305687798">
                <text:p>0.336202305687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2344960">
                <text:p>482344960</text:p>
              </table:table-cell>
              <table:table-cell office:value-type="float" office:value="0.584307656080826">
                <text:p>0.584307656080826</text:p>
              </table:table-cell>
              <table:table-cell office:value-type="float" office:value="0.293141742374586">
                <text:p>0.293141742374586</text:p>
              </table:table-cell>
              <table:table-cell office:value-type="float" office:value="0.336222221540368">
                <text:p>0.336222221540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2830720">
                <text:p>492830720</text:p>
              </table:table-cell>
              <table:table-cell office:value-type="float" office:value="0.58432148466719">
                <text:p>0.58432148466719</text:p>
              </table:table-cell>
              <table:table-cell office:value-type="float" office:value="0.293109745674945">
                <text:p>0.293109745674945</text:p>
              </table:table-cell>
              <table:table-cell office:value-type="float" office:value="0.336253693763246">
                <text:p>0.336253693763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3316480">
                <text:p>503316480</text:p>
              </table:table-cell>
              <table:table-cell office:value-type="float" office:value="0.584326016902924">
                <text:p>0.584326016902924</text:p>
              </table:table-cell>
              <table:table-cell office:value-type="float" office:value="0.293103458484014">
                <text:p>0.293103458484014</text:p>
              </table:table-cell>
              <table:table-cell office:value-type="float" office:value="0.336275553703308">
                <text:p>0.336275553703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3802240">
                <text:p>513802240</text:p>
              </table:table-cell>
              <table:table-cell office:value-type="float" office:value="0.584326450192198">
                <text:p>0.584326450192198</text:p>
              </table:table-cell>
              <table:table-cell office:value-type="float" office:value="0.293085933218197">
                <text:p>0.293085933218197</text:p>
              </table:table-cell>
              <table:table-cell office:value-type="float" office:value="0.3362813871734">
                <text:p>0.3362813871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4288000">
                <text:p>524288000</text:p>
              </table:table-cell>
              <table:table-cell office:value-type="float" office:value="0.584325326919556">
                <text:p>0.584325326919556</text:p>
              </table:table-cell>
              <table:table-cell office:value-type="float" office:value="0.293057415008545">
                <text:p>0.293057415008545</text:p>
              </table:table-cell>
              <table:table-cell office:value-type="float" office:value="0.336285509109497">
                <text:p>0.336285509109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4773760">
                <text:p>534773760</text:p>
              </table:table-cell>
              <table:table-cell office:value-type="float" office:value="0.584325049905216">
                <text:p>0.584325049905216</text:p>
              </table:table-cell>
              <table:table-cell office:value-type="float" office:value="0.293027197145948">
                <text:p>0.293027197145948</text:p>
              </table:table-cell>
              <table:table-cell office:value-type="float" office:value="0.336294282651415">
                <text:p>0.3362942826514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5259520">
                <text:p>545259520</text:p>
              </table:table-cell>
              <table:table-cell office:value-type="float" office:value="0.584314258282001">
                <text:p>0.584314258282001</text:p>
              </table:table-cell>
              <table:table-cell office:value-type="float" office:value="0.293010412729703">
                <text:p>0.293010412729703</text:p>
              </table:table-cell>
              <table:table-cell office:value-type="float" office:value="0.336293136156522">
                <text:p>0.336293136156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5745280">
                <text:p>555745280</text:p>
              </table:table-cell>
              <table:table-cell office:value-type="float" office:value="0.584300316504712">
                <text:p>0.584300316504712</text:p>
              </table:table-cell>
              <table:table-cell office:value-type="float" office:value="0.292986545922621">
                <text:p>0.292986545922621</text:p>
              </table:table-cell>
              <table:table-cell office:value-type="float" office:value="0.336283834925238">
                <text:p>0.3362838349252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6231040">
                <text:p>566231040</text:p>
              </table:table-cell>
              <table:table-cell office:value-type="float" office:value="0.584290951269644">
                <text:p>0.584290951269644</text:p>
              </table:table-cell>
              <table:table-cell office:value-type="float" office:value="0.292942115995619">
                <text:p>0.292942115995619</text:p>
              </table:table-cell>
              <table:table-cell office:value-type="float" office:value="0.336256230318988">
                <text:p>0.336256230318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6716800">
                <text:p>576716800</text:p>
              </table:table-cell>
              <table:table-cell office:value-type="float" office:value="0.584282802234996">
                <text:p>0.584282802234996</text:p>
              </table:table-cell>
              <table:table-cell office:value-type="float" office:value="0.292907628146085">
                <text:p>0.292907628146085</text:p>
              </table:table-cell>
              <table:table-cell office:value-type="float" office:value="0.336224994659424">
                <text:p>0.3362249946594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7202560">
                <text:p>587202560</text:p>
              </table:table-cell>
              <table:table-cell office:value-type="float" office:value="0.584275933674404">
                <text:p>0.584275933674404</text:p>
              </table:table-cell>
              <table:table-cell office:value-type="float" office:value="0.292871362822396">
                <text:p>0.292871362822396</text:p>
              </table:table-cell>
              <table:table-cell office:value-type="float" office:value="0.336194431781769">
                <text:p>0.336194431781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7688320">
                <text:p>597688320</text:p>
              </table:table-cell>
              <table:table-cell office:value-type="float" office:value="0.584259312612969">
                <text:p>0.584259312612969</text:p>
              </table:table-cell>
              <table:table-cell office:value-type="float" office:value="0.292830965811746">
                <text:p>0.292830965811746</text:p>
              </table:table-cell>
              <table:table-cell office:value-type="float" office:value="0.336151081219054">
                <text:p>0.3361510812190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8174080">
                <text:p>608174080</text:p>
              </table:table-cell>
              <table:table-cell office:value-type="float" office:value="0.584248383291836">
                <text:p>0.584248383291836</text:p>
              </table:table-cell>
              <table:table-cell office:value-type="float" office:value="0.292798607924889">
                <text:p>0.292798607924889</text:p>
              </table:table-cell>
              <table:table-cell office:value-type="float" office:value="0.336119609043516">
                <text:p>0.3361196090435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659840">
                <text:p>618659840</text:p>
              </table:table-cell>
              <table:table-cell office:value-type="float" office:value="0.584234232821707">
                <text:p>0.584234232821707</text:p>
              </table:table-cell>
              <table:table-cell office:value-type="float" office:value="0.292758353281829">
                <text:p>0.292758353281829</text:p>
              </table:table-cell>
              <table:table-cell office:value-type="float" office:value="0.336068820953369">
                <text:p>0.3360688209533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9145600">
                <text:p>629145600</text:p>
              </table:table-cell>
              <table:table-cell office:value-type="float" office:value="0.584231254259745">
                <text:p>0.584231254259745</text:p>
              </table:table-cell>
              <table:table-cell office:value-type="float" office:value="0.292717215220133">
                <text:p>0.292717215220133</text:p>
              </table:table-cell>
              <table:table-cell office:value-type="float" office:value="0.336047606468201">
                <text:p>0.336047606468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9631360">
                <text:p>639631360</text:p>
              </table:table-cell>
              <table:table-cell office:value-type="float" office:value="0.584228520315202">
                <text:p>0.584228520315202</text:p>
              </table:table-cell>
              <table:table-cell office:value-type="float" office:value="0.292667110630723">
                <text:p>0.292667110630723</text:p>
              </table:table-cell>
              <table:table-cell office:value-type="float" office:value="0.336018921899014">
                <text:p>0.3360189218990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0117120">
                <text:p>650117120</text:p>
              </table:table-cell>
              <table:table-cell office:value-type="float" office:value="0.584225348503359">
                <text:p>0.584225348503359</text:p>
              </table:table-cell>
              <table:table-cell office:value-type="float" office:value="0.292622598525016">
                <text:p>0.292622598525016</text:p>
              </table:table-cell>
              <table:table-cell office:value-type="float" office:value="0.335996493985576">
                <text:p>0.335996493985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0602880">
                <text:p>660602880</text:p>
              </table:table-cell>
              <table:table-cell office:value-type="float" office:value="0.584223179590134">
                <text:p>0.584223179590134</text:p>
              </table:table-cell>
              <table:table-cell office:value-type="float" office:value="0.292572369651189">
                <text:p>0.292572369651189</text:p>
              </table:table-cell>
              <table:table-cell office:value-type="float" office:value="0.335972590673537">
                <text:p>0.3359725906735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1088640">
                <text:p>671088640</text:p>
              </table:table-cell>
              <table:table-cell office:value-type="float" office:value="0.584220354259014">
                <text:p>0.584220354259014</text:p>
              </table:table-cell>
              <table:table-cell office:value-type="float" office:value="0.292516352236271">
                <text:p>0.292516352236271</text:p>
              </table:table-cell>
              <table:table-cell office:value-type="float" office:value="0.335960280895233">
                <text:p>0.3359602808952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1574400">
                <text:p>681574400</text:p>
              </table:table-cell>
              <table:table-cell office:value-type="float" office:value="0.584223067943866">
                <text:p>0.584223067943866</text:p>
              </table:table-cell>
              <table:table-cell office:value-type="float" office:value="0.28948050572322">
                <text:p>0.28948050572322</text:p>
              </table:table-cell>
              <table:table-cell office:value-type="float" office:value="0.341096613957332">
                <text:p>0.341096613957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2060160">
                <text:p>692060160</text:p>
              </table:table-cell>
              <table:table-cell office:value-type="float" office:value="0.584216892358029">
                <text:p>0.584216892358029</text:p>
              </table:table-cell>
              <table:table-cell office:value-type="float" office:value="0.28802416974848">
                <text:p>0.28802416974848</text:p>
              </table:table-cell>
              <table:table-cell office:value-type="float" office:value="0.34099015900583">
                <text:p>0.34099015900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2545920">
                <text:p>702545920</text:p>
              </table:table-cell>
              <table:table-cell office:value-type="float" office:value="0.584212738720339">
                <text:p>0.584212738720339</text:p>
              </table:table-cell>
              <table:table-cell office:value-type="float" office:value="0.28804206990484">
                <text:p>0.28804206990484</text:p>
              </table:table-cell>
              <table:table-cell office:value-type="float" office:value="0.340908202840321">
                <text:p>0.340908202840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3031680">
                <text:p>713031680</text:p>
              </table:table-cell>
              <table:table-cell office:value-type="float" office:value="0.58420718978433">
                <text:p>0.58420718978433</text:p>
              </table:table-cell>
              <table:table-cell office:value-type="float" office:value="0.288053082017338">
                <text:p>0.288053082017338</text:p>
              </table:table-cell>
              <table:table-cell office:value-type="float" office:value="0.340821341907277">
                <text:p>0.340821341907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3517440">
                <text:p>723517440</text:p>
              </table:table-cell>
              <table:table-cell office:value-type="float" office:value="0.584205093936644">
                <text:p>0.584205093936644</text:p>
              </table:table-cell>
              <table:table-cell office:value-type="float" office:value="0.288067552317744">
                <text:p>0.288067552317744</text:p>
              </table:table-cell>
              <table:table-cell office:value-type="float" office:value="0.340726653389309">
                <text:p>0.3407266533893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4003200">
                <text:p>734003200</text:p>
              </table:table-cell>
              <table:table-cell office:value-type="float" office:value="0.584193646567208">
                <text:p>0.584193646567208</text:p>
              </table:table-cell>
              <table:table-cell office:value-type="float" office:value="0.288074494770595">
                <text:p>0.288074494770595</text:p>
              </table:table-cell>
              <table:table-cell office:value-type="float" office:value="0.34063009262085">
                <text:p>0.34063009262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4488960">
                <text:p>744488960</text:p>
              </table:table-cell>
              <table:table-cell office:value-type="float" office:value="0.584186477392492">
                <text:p>0.584186477392492</text:p>
              </table:table-cell>
              <table:table-cell office:value-type="float" office:value="0.288085721244275">
                <text:p>0.288085721244275</text:p>
              </table:table-cell>
              <table:table-cell office:value-type="float" office:value="0.340530646686823">
                <text:p>0.3405306466868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4974720">
                <text:p>754974720</text:p>
              </table:table-cell>
              <table:table-cell office:value-type="float" office:value="0.58419244951672">
                <text:p>0.58419244951672</text:p>
              </table:table-cell>
              <table:table-cell office:value-type="float" office:value="0.288094498051537">
                <text:p>0.288094498051537</text:p>
              </table:table-cell>
              <table:table-cell office:value-type="float" office:value="0.340428397390577">
                <text:p>0.3404283973905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5460480">
                <text:p>765460480</text:p>
              </table:table-cell>
              <table:table-cell office:value-type="float" office:value="0.584200329976539">
                <text:p>0.584200329976539</text:p>
              </table:table-cell>
              <table:table-cell office:value-type="float" office:value="0.288094157388766">
                <text:p>0.288094157388766</text:p>
              </table:table-cell>
              <table:table-cell office:value-type="float" office:value="0.340318692873602">
                <text:p>0.340318692873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5946240">
                <text:p>775946240</text:p>
              </table:table-cell>
              <table:table-cell office:value-type="float" office:value="0.584209344193742">
                <text:p>0.584209344193742</text:p>
              </table:table-cell>
              <table:table-cell office:value-type="float" office:value="0.288100437215857">
                <text:p>0.288100437215857</text:p>
              </table:table-cell>
              <table:table-cell office:value-type="float" office:value="0.34021476023906">
                <text:p>0.340214760239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6432000">
                <text:p>786432000</text:p>
              </table:table-cell>
              <table:table-cell office:value-type="float" office:value="0.584213419596354">
                <text:p>0.584213419596354</text:p>
              </table:table-cell>
              <table:table-cell office:value-type="float" office:value="0.288101641337077">
                <text:p>0.288101641337077</text:p>
              </table:table-cell>
              <table:table-cell office:value-type="float" office:value="0.34011680094401">
                <text:p>0.340116800944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6917760">
                <text:p>796917760</text:p>
              </table:table-cell>
              <table:table-cell office:value-type="float" office:value="0.584216789195412">
                <text:p>0.584216789195412</text:p>
              </table:table-cell>
              <table:table-cell office:value-type="float" office:value="0.28809688342245">
                <text:p>0.28809688342245</text:p>
              </table:table-cell>
              <table:table-cell office:value-type="float" office:value="0.340010502463893">
                <text:p>0.3400105024638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7403520">
                <text:p>807403520</text:p>
              </table:table-cell>
              <table:table-cell office:value-type="float" office:value="0.584210655905984">
                <text:p>0.584210655905984</text:p>
              </table:table-cell>
              <table:table-cell office:value-type="float" office:value="0.288086829247413">
                <text:p>0.288086829247413</text:p>
              </table:table-cell>
              <table:table-cell office:value-type="float" office:value="0.339911493078455">
                <text:p>0.339911493078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7889280">
                <text:p>817889280</text:p>
              </table:table-cell>
              <table:table-cell office:value-type="float" office:value="0.584200877409715">
                <text:p>0.584200877409715</text:p>
              </table:table-cell>
              <table:table-cell office:value-type="float" office:value="0.288083407817743">
                <text:p>0.288083407817743</text:p>
              </table:table-cell>
              <table:table-cell office:value-type="float" office:value="0.339799834520389">
                <text:p>0.3397998345203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8375040">
                <text:p>828375040</text:p>
              </table:table-cell>
              <table:table-cell office:value-type="float" office:value="0.584188602544084">
                <text:p>0.584188602544084</text:p>
              </table:table-cell>
              <table:table-cell office:value-type="float" office:value="0.288070244125173">
                <text:p>0.288070244125173</text:p>
              </table:table-cell>
              <table:table-cell office:value-type="float" office:value="0.3396996630898">
                <text:p>0.33969966308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8860800">
                <text:p>838860800</text:p>
              </table:table-cell>
              <table:table-cell office:value-type="float" office:value="0.584179050922394">
                <text:p>0.584179050922394</text:p>
              </table:table-cell>
              <table:table-cell office:value-type="float" office:value="0.288058270215988">
                <text:p>0.288058270215988</text:p>
              </table:table-cell>
              <table:table-cell office:value-type="float" office:value="0.339585391283035">
                <text:p>0.3395853912830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9346560">
                <text:p>849346560</text:p>
              </table:table-cell>
              <table:table-cell office:value-type="float" office:value="0.58416746398549">
                <text:p>0.58416746398549</text:p>
              </table:table-cell>
              <table:table-cell office:value-type="float" office:value="0.288037596808539">
                <text:p>0.288037596808539</text:p>
              </table:table-cell>
              <table:table-cell office:value-type="float" office:value="0.339462396833632">
                <text:p>0.3394623968336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9832320">
                <text:p>859832320</text:p>
              </table:table-cell>
              <table:table-cell office:value-type="float" office:value="0.584162432972978">
                <text:p>0.584162432972978</text:p>
              </table:table-cell>
              <table:table-cell office:value-type="float" office:value="0.288018344088298">
                <text:p>0.288018344088298</text:p>
              </table:table-cell>
              <table:table-cell office:value-type="float" office:value="0.339349965351384">
                <text:p>0.339349965351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0318080">
                <text:p>870318080</text:p>
              </table:table-cell>
              <table:table-cell office:value-type="float" office:value="0.58416043247085">
                <text:p>0.58416043247085</text:p>
              </table:table-cell>
              <table:table-cell office:value-type="float" office:value="0.287993275975607">
                <text:p>0.287993275975607</text:p>
              </table:table-cell>
              <table:table-cell office:value-type="float" office:value="0.339236256013434">
                <text:p>0.3392362560134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803840">
                <text:p>880803840</text:p>
              </table:table-cell>
              <table:table-cell office:value-type="float" office:value="0.584159890810649">
                <text:p>0.584159890810649</text:p>
              </table:table-cell>
              <table:table-cell office:value-type="float" office:value="0.287961817923046">
                <text:p>0.287961817923046</text:p>
              </table:table-cell>
              <table:table-cell office:value-type="float" office:value="0.339103237787882">
                <text:p>0.3391032377878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1289600">
                <text:p>891289600</text:p>
              </table:table-cell>
              <table:table-cell office:value-type="float" office:value="0.584152424756218">
                <text:p>0.584152424756218</text:p>
              </table:table-cell>
              <table:table-cell office:value-type="float" office:value="0.287928946999942">
                <text:p>0.287928946999942</text:p>
              </table:table-cell>
              <table:table-cell office:value-type="float" office:value="0.338969480851117">
                <text:p>0.3389694808511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1775360">
                <text:p>901775360</text:p>
              </table:table-cell>
              <table:table-cell office:value-type="float" office:value="0.584142681609753">
                <text:p>0.584142681609753</text:p>
              </table:table-cell>
              <table:table-cell office:value-type="float" office:value="0.287893364041351">
                <text:p>0.287893364041351</text:p>
              </table:table-cell>
              <table:table-cell office:value-type="float" office:value="0.338829275619152">
                <text:p>0.338829275619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2261120">
                <text:p>912261120</text:p>
              </table:table-cell>
              <table:table-cell office:value-type="float" office:value="0.584135228738017">
                <text:p>0.584135228738017</text:p>
              </table:table-cell>
              <table:table-cell office:value-type="float" office:value="0.287853746304567">
                <text:p>0.287853746304567</text:p>
              </table:table-cell>
              <table:table-cell office:value-type="float" office:value="0.338684575311069">
                <text:p>0.3386845753110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2746880">
                <text:p>922746880</text:p>
              </table:table-cell>
              <table:table-cell office:value-type="float" office:value="0.584115912697532">
                <text:p>0.584115912697532</text:p>
              </table:table-cell>
              <table:table-cell office:value-type="float" office:value="0.287798295237801">
                <text:p>0.287798295237801</text:p>
              </table:table-cell>
              <table:table-cell office:value-type="float" office:value="0.338519171151248">
                <text:p>0.338519171151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